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44.19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82.0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113.7pt"/>
    </style:style>
    <style:style style:name="co15" style:family="table-column">
      <style:table-column-properties fo:break-before="auto" style:column-width="65.06pt"/>
    </style:style>
    <style:style style:name="co16" style:family="table-column">
      <style:table-column-properties fo:break-before="auto" style:column-width="28.01pt"/>
    </style:style>
    <style:style style:name="co17" style:family="table-column">
      <style:table-column-properties fo:break-before="auto" style:column-width="76.6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study_Es_pdot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306" calcext:value-type="float">
            <text:p>1.306</text:p>
          </table:table-cell>
          <table:table-cell office:value-type="float" office:value="0.5" calcext:value-type="float">
            <text:p>0.5</text:p>
          </table:table-cell>
          <table:table-cell office:value-type="float" office:value="0.261713" calcext:value-type="float">
            <text:p>0.261713</text:p>
          </table:table-cell>
          <table:table-cell office:value-type="float" office:value="0.965146" calcext:value-type="float">
            <text:p>0.965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-0.00145525" calcext:value-type="float">
            <text:p>-0.00145525</text:p>
          </table:table-cell>
          <table:table-cell office:value-type="float" office:value="0.00173017" calcext:value-type="float">
            <text:p>0.00173017</text:p>
          </table:table-cell>
          <table:table-cell office:value-type="float" office:value="29.9152" calcext:value-type="float">
            <text:p>29.9152</text:p>
          </table:table-cell>
          <table:table-cell office:value-type="float" office:value="3.14055" calcext:value-type="float">
            <text:p>3.14055</text:p>
          </table:table-cell>
          <table:table-cell office:value-type="float" office:value="1.57086" calcext:value-type="float">
            <text:p>1.57086</text:p>
          </table:table-cell>
          <table:table-cell office:value-type="float" office:value="2.49821" calcext:value-type="float">
            <text:p>2.49821</text:p>
          </table:table-cell>
          <table:table-cell office:value-type="float" office:value="2.49416" calcext:value-type="float">
            <text:p>2.49416</text:p>
          </table:table-cell>
          <table:table-cell office:value-type="float" office:value="897.435" calcext:value-type="float">
            <text:p>897.435</text:p>
          </table:table-cell>
          <table:table-cell office:value-type="float" office:value="13.1526" calcext:value-type="float">
            <text:p>13.1526</text:p>
          </table:table-cell>
          <table:table-cell office:value-type="float" office:value="2.47108" calcext:value-type="float">
            <text:p>2.47108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1.57929" calcext:value-type="float">
            <text:p>1.57929</text:p>
          </table:table-cell>
          <table:table-cell office:value-type="float" office:value="1.58611" calcext:value-type="float">
            <text:p>1.58611</text:p>
          </table:table-cell>
          <table:table-cell office:value-type="float" office:value="1.81371" calcext:value-type="float">
            <text:p>1.81371</text:p>
          </table:table-cell>
          <table:table-cell office:value-type="float" office:value="0.0591354" calcext:value-type="float">
            <text:p>0.0591354</text:p>
          </table:table-cell>
          <table:table-cell office:value-type="float" office:value="902.42785730013" calcext:value-type="float">
            <text:p>902.4278573001</text:p>
          </table:table-cell>
          <table:table-cell office:value-type="float" office:value="1.00189977291759" calcext:value-type="float">
            <text:p>1.0018997729</text:p>
          </table:table-cell>
          <table:table-cell office:value-type="float" office:value="0.0000468148016829148" calcext:value-type="float">
            <text:p>4.68148016829148E-05</text:p>
          </table:table-cell>
          <table:table-cell office:value-type="float" office:value="0.0175330052528851" calcext:value-type="float">
            <text:p>0.0175330053</text:p>
          </table:table-cell>
          <table:table-cell office:value-type="float" office:value="151.143911439114" calcext:value-type="float">
            <text:p>151.14391143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15974" calcext:value-type="float">
            <text:p>1.15974E-14</text:p>
          </table:table-cell>
          <table:table-cell office:value-type="float" office:value="0.199778" calcext:value-type="float">
            <text:p>0.19977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720.8" calcext:value-type="float">
            <text:p>720.8</text:p>
          </table:table-cell>
          <table:table-cell office:value-type="float" office:value="5.75999999999999" calcext:value-type="float">
            <text:p>5.76</text:p>
          </table:table-cell>
          <table:table-cell office:value-type="float" office:value="5.76" calcext:value-type="float">
            <text:p>5.76</text:p>
          </table:table-cell>
          <table:table-cell office:value-type="float" office:value="4.11233516712057" calcext:value-type="float">
            <text:p>4.112335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306" calcext:value-type="float">
            <text:p>1.306</text:p>
          </table:table-cell>
          <table:table-cell office:value-type="float" office:value="0.5" calcext:value-type="float">
            <text:p>0.5</text:p>
          </table:table-cell>
          <table:table-cell office:value-type="float" office:value="0.261713" calcext:value-type="float">
            <text:p>0.261713</text:p>
          </table:table-cell>
          <table:table-cell office:value-type="float" office:value="0.965146" calcext:value-type="float">
            <text:p>0.965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62.5" calcext:value-type="float">
            <text:p>-62.5</text:p>
          </table:table-cell>
          <table:table-cell office:value-type="float" office:value="-0.00137172" calcext:value-type="float">
            <text:p>-0.00137172</text:p>
          </table:table-cell>
          <table:table-cell office:value-type="float" office:value="-0.00418079" calcext:value-type="float">
            <text:p>-0.00418079</text:p>
          </table:table-cell>
          <table:table-cell office:value-type="float" office:value="24.8991" calcext:value-type="float">
            <text:p>24.8991</text:p>
          </table:table-cell>
          <table:table-cell office:value-type="float" office:value="3.13916" calcext:value-type="float">
            <text:p>3.13916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2.49409" calcext:value-type="float">
            <text:p>2.49409</text:p>
          </table:table-cell>
          <table:table-cell office:value-type="float" office:value="2.49773" calcext:value-type="float">
            <text:p>2.49773</text:p>
          </table:table-cell>
          <table:table-cell office:value-type="float" office:value="622.479" calcext:value-type="float">
            <text:p>622.479</text:p>
          </table:table-cell>
          <table:table-cell office:value-type="float" office:value="13.149" calcext:value-type="float">
            <text:p>13.149</text:p>
          </table:table-cell>
          <table:table-cell office:value-type="float" office:value="2.47242" calcext:value-type="float">
            <text:p>2.47242</text:p>
          </table:table-cell>
          <table:table-cell office:value-type="float" office:value="1.57927" calcext:value-type="float">
            <text:p>1.57927</text:p>
          </table:table-cell>
          <table:table-cell office:value-type="float" office:value="1.58042" calcext:value-type="float">
            <text:p>1.58042</text:p>
          </table:table-cell>
          <table:table-cell office:value-type="float" office:value="1.58635" calcext:value-type="float">
            <text:p>1.58635</text:p>
          </table:table-cell>
          <table:table-cell office:value-type="float" office:value="1.8151" calcext:value-type="float">
            <text:p>1.8151</text:p>
          </table:table-cell>
          <table:table-cell office:value-type="float" office:value="0.0710357" calcext:value-type="float">
            <text:p>0.0710357</text:p>
          </table:table-cell>
          <table:table-cell office:value-type="float" office:value="627.47103624518" calcext:value-type="float">
            <text:p>627.4710362452</text:p>
          </table:table-cell>
          <table:table-cell office:value-type="float" office:value="1.00212204268667" calcext:value-type="float">
            <text:p>1.0021220427</text:p>
          </table:table-cell>
          <table:table-cell office:value-type="float" office:value="0.00000934968061554129" calcext:value-type="float">
            <text:p>9.34968061554129E-06</text:p>
          </table:table-cell>
          <table:table-cell office:value-type="float" office:value="0.000699332220901029" calcext:value-type="float">
            <text:p>0.0006993322</text:p>
          </table:table-cell>
          <table:table-cell office:value-type="float" office:value="167.183673469388" calcext:value-type="float">
            <text:p>167.1836734694</text:p>
          </table:table-cell>
          <table:table-cell office:value-type="float" office:value="500.8" calcext:value-type="float">
            <text:p>500.8</text:p>
          </table:table-cell>
          <table:table-cell office:value-type="float" office:value="0.2" calcext:value-type="float">
            <text:p>0.2</text:p>
          </table:table-cell>
          <table:table-cell office:value-type="float" office:value="0.19968" calcext:value-type="float">
            <text:p>0.19968</text:p>
          </table:table-cell>
          <table:table-cell office:value-type="float" office:value="-2.72227E-015" calcext:value-type="float">
            <text:p>-2.72227E-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00000000000006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.93480220054468" calcext:value-type="float">
            <text:p>4.934802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06" calcext:value-type="float">
            <text:p>1.306</text:p>
          </table:table-cell>
          <table:table-cell office:value-type="float" office:value="0.5" calcext:value-type="float">
            <text:p>0.5</text:p>
          </table:table-cell>
          <table:table-cell office:value-type="float" office:value="0.261713" calcext:value-type="float">
            <text:p>0.261713</text:p>
          </table:table-cell>
          <table:table-cell office:value-type="float" office:value="0.965146" calcext:value-type="float">
            <text:p>0.965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40" calcext:value-type="float">
            <text:p>-40</text:p>
          </table:table-cell>
          <table:table-cell office:value-type="float" office:value="-0.00361662" calcext:value-type="float">
            <text:p>-0.00361662</text:p>
          </table:table-cell>
          <table:table-cell office:value-type="float" office:value="-0.00197228" calcext:value-type="float">
            <text:p>-0.00197228</text:p>
          </table:table-cell>
          <table:table-cell office:value-type="float" office:value="19.8781" calcext:value-type="float">
            <text:p>19.8781</text:p>
          </table:table-cell>
          <table:table-cell office:value-type="float" office:value="3.14422" calcext:value-type="float">
            <text:p>3.14422</text:p>
          </table:table-cell>
          <table:table-cell office:value-type="float" office:value="1.57093" calcext:value-type="float">
            <text:p>1.57093</text:p>
          </table:table-cell>
          <table:table-cell office:value-type="float" office:value="2.49058" calcext:value-type="float">
            <text:p>2.49058</text:p>
          </table:table-cell>
          <table:table-cell office:value-type="float" office:value="2.50145" calcext:value-type="float">
            <text:p>2.50145</text:p>
          </table:table-cell>
          <table:table-cell office:value-type="float" office:value="397.659" calcext:value-type="float">
            <text:p>397.659</text:p>
          </table:table-cell>
          <table:table-cell office:value-type="float" office:value="13.1773" calcext:value-type="float">
            <text:p>13.1773</text:p>
          </table:table-cell>
          <table:table-cell office:value-type="float" office:value="2.47579" calcext:value-type="float">
            <text:p>2.47579</text:p>
          </table:table-cell>
          <table:table-cell office:value-type="float" office:value="1.57815" calcext:value-type="float">
            <text:p>1.57815</text:p>
          </table:table-cell>
          <table:table-cell office:value-type="float" office:value="1.58159" calcext:value-type="float">
            <text:p>1.58159</text:p>
          </table:table-cell>
          <table:table-cell office:value-type="float" office:value="1.58787" calcext:value-type="float">
            <text:p>1.58787</text:p>
          </table:table-cell>
          <table:table-cell office:value-type="float" office:value="1.81415" calcext:value-type="float">
            <text:p>1.81415</text:p>
          </table:table-cell>
          <table:table-cell office:value-type="float" office:value="0.0891912" calcext:value-type="float">
            <text:p>0.0891912</text:p>
          </table:table-cell>
          <table:table-cell office:value-type="float" office:value="402.651095272143" calcext:value-type="float">
            <text:p>402.6510952721</text:p>
          </table:table-cell>
          <table:table-cell office:value-type="float" office:value="1.00313560702248" calcext:value-type="float">
            <text:p>1.003135607</text:p>
          </table:table-cell>
          <table:table-cell office:value-type="float" office:value="0.00000786065542867064" calcext:value-type="float">
            <text:p>7.86065542867064E-06</text:p>
          </table:table-cell>
          <table:table-cell office:value-type="float" office:value="0.000494319230146314" calcext:value-type="float">
            <text:p>0.0004943192</text:p>
          </table:table-cell>
          <table:table-cell office:value-type="float" office:value="169.606625258799" calcext:value-type="float">
            <text:p>169.6066252588</text:p>
          </table:table-cell>
          <table:table-cell office:value-type="float" office:value="-2.55893E-015" calcext:value-type="float">
            <text:p>-2.55893E-15</text:p>
          </table:table-cell>
          <table:table-cell office:value-type="float" office:value="0" calcext:value-type="float">
            <text:p>0</text:p>
          </table:table-cell>
          <table:table-cell office:value-type="float" office:value="0.199501" calcext:value-type="float">
            <text:p>0.1995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0.8" calcext:value-type="float">
            <text:p>320.8</text:p>
          </table:table-cell>
          <table:table-cell office:value-type="float" office:value="2.56" calcext:value-type="float">
            <text:p>2.56</text:p>
          </table:table-cell>
          <table:table-cell office:value-type="float" office:value="2.56" calcext:value-type="float">
            <text:p>2.56</text:p>
          </table:table-cell>
          <table:table-cell office:value-type="float" office:value="6.16850275068085" calcext:value-type="float">
            <text:p>6.1685027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06" calcext:value-type="float">
            <text:p>1.306</text:p>
          </table:table-cell>
          <table:table-cell office:value-type="float" office:value="0.5" calcext:value-type="float">
            <text:p>0.5</text:p>
          </table:table-cell>
          <table:table-cell office:value-type="float" office:value="0.261713" calcext:value-type="float">
            <text:p>0.261713</text:p>
          </table:table-cell>
          <table:table-cell office:value-type="float" office:value="0.965146" calcext:value-type="float">
            <text:p>0.965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2.5" calcext:value-type="float">
            <text:p>-22.5</text:p>
          </table:table-cell>
          <table:table-cell office:value-type="float" office:value="-0.0000262545" calcext:value-type="float">
            <text:p>-2.62545E-05</text:p>
          </table:table-cell>
          <table:table-cell office:value-type="float" office:value="-0.00136303" calcext:value-type="float">
            <text:p>-0.00136303</text:p>
          </table:table-cell>
          <table:table-cell office:value-type="float" office:value="14.8305" calcext:value-type="float">
            <text:p>14.8305</text:p>
          </table:table-cell>
          <table:table-cell office:value-type="float" office:value="3.14312" calcext:value-type="float">
            <text:p>3.14312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2.49023" calcext:value-type="float">
            <text:p>2.49023</text:p>
          </table:table-cell>
          <table:table-cell office:value-type="float" office:value="2.48499" calcext:value-type="float">
            <text:p>2.48499</text:p>
          </table:table-cell>
          <table:table-cell office:value-type="float" office:value="222.477" calcext:value-type="float">
            <text:p>222.477</text:p>
          </table:table-cell>
          <table:table-cell office:value-type="float" office:value="13.1707" calcext:value-type="float">
            <text:p>13.1707</text:p>
          </table:table-cell>
          <table:table-cell office:value-type="float" office:value="2.48176" calcext:value-type="float">
            <text:p>2.48176</text:p>
          </table:table-cell>
          <table:table-cell office:value-type="float" office:value="1.57805" calcext:value-type="float">
            <text:p>1.57805</text:p>
          </table:table-cell>
          <table:table-cell office:value-type="float" office:value="1.57639" calcext:value-type="float">
            <text:p>1.57639</text:p>
          </table:table-cell>
          <table:table-cell office:value-type="float" office:value="1.59113" calcext:value-type="float">
            <text:p>1.59113</text:p>
          </table:table-cell>
          <table:table-cell office:value-type="float" office:value="1.81426" calcext:value-type="float">
            <text:p>1.81426</text:p>
          </table:table-cell>
          <table:table-cell office:value-type="float" office:value="0.119589" calcext:value-type="float">
            <text:p>0.119589</text:p>
          </table:table-cell>
          <table:table-cell office:value-type="float" office:value="227.451758863795" calcext:value-type="float">
            <text:p>227.4517588638</text:p>
          </table:table-cell>
          <table:table-cell office:value-type="float" office:value="1.00425111917447" calcext:value-type="float">
            <text:p>1.0042511192</text:p>
          </table:table-cell>
          <table:table-cell office:value-type="float" office:value="0.0000103418941628771" calcext:value-type="float">
            <text:p>1.03418941628771E-05</text:p>
          </table:table-cell>
          <table:table-cell office:value-type="float" office:value="0.000855638199009211" calcext:value-type="float">
            <text:p>0.0008556382</text:p>
          </table:table-cell>
          <table:table-cell office:value-type="float" office:value="161.897233201581" calcext:value-type="float">
            <text:p>161.8972332016</text:p>
          </table:table-cell>
          <table:table-cell office:value-type="float" office:value="0" calcext:value-type="float">
            <text:p>0</text:p>
          </table:table-cell>
          <table:table-cell office:value-type="float" office:value="6.04422E-015" calcext:value-type="float">
            <text:p>6.04422E-15</text:p>
          </table:table-cell>
          <table:table-cell office:value-type="float" office:value="0.199114" calcext:value-type="float">
            <text:p>0.19911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0.801" calcext:value-type="float">
            <text:p>180.801</text:p>
          </table:table-cell>
          <table:table-cell office:value-type="float" office:value="1.44" calcext:value-type="float">
            <text:p>1.44</text:p>
          </table:table-cell>
          <table:table-cell office:value-type="float" office:value="1.44" calcext:value-type="float">
            <text:p>1.44</text:p>
          </table:table-cell>
          <table:table-cell office:value-type="float" office:value="8.22467033424113" calcext:value-type="float">
            <text:p>8.2246703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06" calcext:value-type="float">
            <text:p>1.306</text:p>
          </table:table-cell>
          <table:table-cell office:value-type="float" office:value="0.5" calcext:value-type="float">
            <text:p>0.5</text:p>
          </table:table-cell>
          <table:table-cell office:value-type="float" office:value="0.261713" calcext:value-type="float">
            <text:p>0.261713</text:p>
          </table:table-cell>
          <table:table-cell office:value-type="float" office:value="0.965146" calcext:value-type="float">
            <text:p>0.965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0.00244538" calcext:value-type="float">
            <text:p>-0.00244538</text:p>
          </table:table-cell>
          <table:table-cell office:value-type="float" office:value="-0.00664815" calcext:value-type="float">
            <text:p>-0.00664815</text:p>
          </table:table-cell>
          <table:table-cell office:value-type="float" office:value="9.74564" calcext:value-type="float">
            <text:p>9.74564</text:p>
          </table:table-cell>
          <table:table-cell office:value-type="float" office:value="3.14451" calcext:value-type="float">
            <text:p>3.14451</text:p>
          </table:table-cell>
          <table:table-cell office:value-type="float" office:value="1.57143" calcext:value-type="float">
            <text:p>1.57143</text:p>
          </table:table-cell>
          <table:table-cell office:value-type="float" office:value="2.46397" calcext:value-type="float">
            <text:p>2.46397</text:p>
          </table:table-cell>
          <table:table-cell office:value-type="float" office:value="2.46476" calcext:value-type="float">
            <text:p>2.46476</text:p>
          </table:table-cell>
          <table:table-cell office:value-type="float" office:value="97.5389" calcext:value-type="float">
            <text:p>97.5389</text:p>
          </table:table-cell>
          <table:table-cell office:value-type="float" office:value="13.173" calcext:value-type="float">
            <text:p>13.173</text:p>
          </table:table-cell>
          <table:table-cell office:value-type="float" office:value="2.50288" calcext:value-type="float">
            <text:p>2.50288</text:p>
          </table:table-cell>
          <table:table-cell office:value-type="float" office:value="1.5697" calcext:value-type="float">
            <text:p>1.5697</text:p>
          </table:table-cell>
          <table:table-cell office:value-type="float" office:value="1.56994" calcext:value-type="float">
            <text:p>1.56994</text:p>
          </table:table-cell>
          <table:table-cell office:value-type="float" office:value="1.60045" calcext:value-type="float">
            <text:p>1.60045</text:p>
          </table:table-cell>
          <table:table-cell office:value-type="float" office:value="1.81246" calcext:value-type="float">
            <text:p>1.81246</text:p>
          </table:table-cell>
          <table:table-cell office:value-type="float" office:value="0.182968" calcext:value-type="float">
            <text:p>0.182968</text:p>
          </table:table-cell>
          <table:table-cell office:value-type="float" office:value="102.467601726993" calcext:value-type="float">
            <text:p>102.467601727</text:p>
          </table:table-cell>
          <table:table-cell office:value-type="float" office:value="1.00718357906408" calcext:value-type="float">
            <text:p>1.0071835791</text:p>
          </table:table-cell>
          <table:table-cell office:value-type="float" office:value="0.00000607372190795812" calcext:value-type="float">
            <text:p>6.07372190795812E-06</text:p>
          </table:table-cell>
          <table:table-cell office:value-type="float" office:value="0.000295120782521683" calcext:value-type="float">
            <text:p>0.0002951208</text:p>
          </table:table-cell>
          <table:table-cell office:value-type="float" office:value="157.236084452975" calcext:value-type="float">
            <text:p>157.236084453</text:p>
          </table:table-cell>
          <table:table-cell office:value-type="float" office:value="0" calcext:value-type="float">
            <text:p>0</text:p>
          </table:table-cell>
          <table:table-cell office:value-type="float" office:value="2.75365E-015" calcext:value-type="float">
            <text:p>2.75365E-15</text:p>
          </table:table-cell>
          <table:table-cell office:value-type="float" office:value="0.198015" calcext:value-type="float">
            <text:p>0.19801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.802" calcext:value-type="float">
            <text:p>80.802</text:p>
          </table:table-cell>
          <table:table-cell office:value-type="float" office:value="0.64" calcext:value-type="float">
            <text:p>0.64</text:p>
          </table:table-cell>
          <table:table-cell office:value-type="float" office:value="0.64" calcext:value-type="float">
            <text:p>0.64</text:p>
          </table:table-cell>
          <table:table-cell office:value-type="float" office:value="12.3370055013617" calcext:value-type="float">
            <text:p>12.3370055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06" calcext:value-type="float">
            <text:p>1.306</text:p>
          </table:table-cell>
          <table:table-cell office:value-type="float" office:value="0.5" calcext:value-type="float">
            <text:p>0.5</text:p>
          </table:table-cell>
          <table:table-cell office:value-type="float" office:value="0.261713" calcext:value-type="float">
            <text:p>0.261713</text:p>
          </table:table-cell>
          <table:table-cell office:value-type="float" office:value="0.965146" calcext:value-type="float">
            <text:p>0.965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104166" calcext:value-type="float">
            <text:p>0.00104166</text:p>
          </table:table-cell>
          <table:table-cell office:value-type="float" office:value="0.00112365" calcext:value-type="float">
            <text:p>0.00112365</text:p>
          </table:table-cell>
          <table:table-cell office:value-type="float" office:value="4.39209" calcext:value-type="float">
            <text:p>4.39209</text:p>
          </table:table-cell>
          <table:table-cell office:value-type="float" office:value="3.14001" calcext:value-type="float">
            <text:p>3.14001</text:p>
          </table:table-cell>
          <table:table-cell office:value-type="float" office:value="1.57146" calcext:value-type="float">
            <text:p>1.57146</text:p>
          </table:table-cell>
          <table:table-cell office:value-type="float" office:value="2.34652" calcext:value-type="float">
            <text:p>2.34652</text:p>
          </table:table-cell>
          <table:table-cell office:value-type="float" office:value="2.33877" calcext:value-type="float">
            <text:p>2.33877</text:p>
          </table:table-cell>
          <table:table-cell office:value-type="float" office:value="22.1461" calcext:value-type="float">
            <text:p>22.1461</text:p>
          </table:table-cell>
          <table:table-cell office:value-type="float" office:value="13.1445" calcext:value-type="float">
            <text:p>13.1445</text:p>
          </table:table-cell>
          <table:table-cell office:value-type="float" office:value="2.66074" calcext:value-type="float">
            <text:p>2.66074</text:p>
          </table:table-cell>
          <table:table-cell office:value-type="float" office:value="1.53183" calcext:value-type="float">
            <text:p>1.53183</text:p>
          </table:table-cell>
          <table:table-cell office:value-type="float" office:value="1.5293" calcext:value-type="float">
            <text:p>1.5293</text:p>
          </table:table-cell>
          <table:table-cell office:value-type="float" office:value="1.68989" calcext:value-type="float">
            <text:p>1.68989</text:p>
          </table:table-cell>
          <table:table-cell office:value-type="float" office:value="1.81241" calcext:value-type="float">
            <text:p>1.81241</text:p>
          </table:table-cell>
          <table:table-cell office:value-type="float" office:value="0.437334" calcext:value-type="float">
            <text:p>0.437334</text:p>
          </table:table-cell>
          <table:table-cell office:value-type="float" office:value="26.8314373551241" calcext:value-type="float">
            <text:p>26.8314373551</text:p>
          </table:table-cell>
          <table:table-cell office:value-type="float" office:value="1.05171546841324" calcext:value-type="float">
            <text:p>1.0517154684</text:p>
          </table:table-cell>
          <table:table-cell office:value-type="float" office:value="0.000000190049297835202" calcext:value-type="float">
            <text:p>0.00000019</text:p>
          </table:table-cell>
          <table:table-cell office:value-type="float" office:value="0.000000288949884861226" calcext:value-type="float">
            <text:p>2.88949884861226E-07</text:p>
          </table:table-cell>
          <table:table-cell office:value-type="float" office:value="210.051282051282" calcext:value-type="float">
            <text:p>210.0512820513</text:p>
          </table:table-cell>
          <table:table-cell office:value-type="float" office:value="0" calcext:value-type="float">
            <text:p>0</text:p>
          </table:table-cell>
          <table:table-cell office:value-type="float" office:value="3.49203E-016" calcext:value-type="float">
            <text:p>3.49203E-16</text:p>
          </table:table-cell>
          <table:table-cell office:value-type="float" office:value="0.192236" calcext:value-type="float">
            <text:p>0.19223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24.6740110027234" calcext:value-type="float">
            <text:p>24.6740110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  <table:table-cell office:value-type="float" office:value="0.186512" calcext:value-type="float">
            <text:p>0.186512</text:p>
          </table:table-cell>
          <table:table-cell office:value-type="float" office:value="-0.982453" calcext:value-type="float">
            <text:p>-0.982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-0.00459961" calcext:value-type="float">
            <text:p>-0.00459961</text:p>
          </table:table-cell>
          <table:table-cell office:value-type="float" office:value="0.000509187" calcext:value-type="float">
            <text:p>0.000509187</text:p>
          </table:table-cell>
          <table:table-cell office:value-type="float" office:value="29.9158" calcext:value-type="float">
            <text:p>29.9158</text:p>
          </table:table-cell>
          <table:table-cell office:value-type="float" office:value="3.13986" calcext:value-type="float">
            <text:p>3.13986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2.50853" calcext:value-type="float">
            <text:p>2.50853</text:p>
          </table:table-cell>
          <table:table-cell office:value-type="float" office:value="2.4903" calcext:value-type="float">
            <text:p>2.4903</text:p>
          </table:table-cell>
          <table:table-cell office:value-type="float" office:value="897.463" calcext:value-type="float">
            <text:p>897.463</text:p>
          </table:table-cell>
          <table:table-cell office:value-type="float" office:value="13.1592" calcext:value-type="float">
            <text:p>13.1592</text:p>
          </table:table-cell>
          <table:table-cell office:value-type="float" office:value="2.47094" calcext:value-type="float">
            <text:p>2.47094</text:p>
          </table:table-cell>
          <table:table-cell office:value-type="float" office:value="1.58383" calcext:value-type="float">
            <text:p>1.58383</text:p>
          </table:table-cell>
          <table:table-cell office:value-type="float" office:value="1.57807" calcext:value-type="float">
            <text:p>1.57807</text:p>
          </table:table-cell>
          <table:table-cell office:value-type="float" office:value="1.58412" calcext:value-type="float">
            <text:p>1.58412</text:p>
          </table:table-cell>
          <table:table-cell office:value-type="float" office:value="1.81672" calcext:value-type="float">
            <text:p>1.81672</text:p>
          </table:table-cell>
          <table:table-cell office:value-type="float" office:value="0.0591847" calcext:value-type="float">
            <text:p>0.0591847</text:p>
          </table:table-cell>
          <table:table-cell office:value-type="float" office:value="902.46134742185" calcext:value-type="float">
            <text:p>902.4613474219</text:p>
          </table:table-cell>
          <table:table-cell office:value-type="float" office:value="1.00203358589798" calcext:value-type="float">
            <text:p>1.0020335859</text:p>
          </table:table-cell>
          <table:table-cell office:value-type="float" office:value="0.0000127009758533527" calcext:value-type="float">
            <text:p>0.000012701</text:p>
          </table:table-cell>
          <table:table-cell office:value-type="float" office:value="0.00129051830101959" calcext:value-type="float">
            <text:p>0.0012905183</text:p>
          </table:table-cell>
          <table:table-cell office:value-type="float" office:value="147.603603603604" calcext:value-type="float">
            <text:p>147.6036036036</text:p>
          </table:table-cell>
          <table:table-cell office:value-type="float" office:value="720.8" calcext:value-type="float">
            <text:p>720.8</text:p>
          </table:table-cell>
          <table:table-cell office:value-type="float" office:value="0.2" calcext:value-type="float">
            <text:p>0.2</text:p>
          </table:table-cell>
          <table:table-cell office:value-type="float" office:value="0.199778" calcext:value-type="float">
            <text:p>0.199778</text:p>
          </table:table-cell>
          <table:table-cell office:value-type="float" office:value="-1.7782E-015" calcext:value-type="float">
            <text:p>-1.7782E-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76000000000008" calcext:value-type="float">
            <text:p>5.76</text:p>
          </table:table-cell>
          <table:table-cell office:value-type="float" office:value="5.76" calcext:value-type="float">
            <text:p>5.76</text:p>
          </table:table-cell>
          <table:table-cell office:value-type="float" office:value="4.11233516712057" calcext:value-type="float">
            <text:p>4.112335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  <table:table-cell office:value-type="float" office:value="0.186512" calcext:value-type="float">
            <text:p>0.186512</text:p>
          </table:table-cell>
          <table:table-cell office:value-type="float" office:value="-0.982453" calcext:value-type="float">
            <text:p>-0.982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62.5" calcext:value-type="float">
            <text:p>-62.5</text:p>
          </table:table-cell>
          <table:table-cell office:value-type="float" office:value="-0.00180102" calcext:value-type="float">
            <text:p>-0.00180102</text:p>
          </table:table-cell>
          <table:table-cell office:value-type="float" office:value="-0.0001598" calcext:value-type="float">
            <text:p>-0.0001598</text:p>
          </table:table-cell>
          <table:table-cell office:value-type="float" office:value="24.8999" calcext:value-type="float">
            <text:p>24.8999</text:p>
          </table:table-cell>
          <table:table-cell office:value-type="float" office:value="3.14316" calcext:value-type="float">
            <text:p>3.14316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2.49193" calcext:value-type="float">
            <text:p>2.49193</text:p>
          </table:table-cell>
          <table:table-cell office:value-type="float" office:value="2.50336" calcext:value-type="float">
            <text:p>2.50336</text:p>
          </table:table-cell>
          <table:table-cell office:value-type="float" office:value="622.517" calcext:value-type="float">
            <text:p>622.517</text:p>
          </table:table-cell>
          <table:table-cell office:value-type="float" office:value="13.1675" calcext:value-type="float">
            <text:p>13.1675</text:p>
          </table:table-cell>
          <table:table-cell office:value-type="float" office:value="2.4726" calcext:value-type="float">
            <text:p>2.4726</text:p>
          </table:table-cell>
          <table:table-cell office:value-type="float" office:value="1.57858" calcext:value-type="float">
            <text:p>1.57858</text:p>
          </table:table-cell>
          <table:table-cell office:value-type="float" office:value="1.5822" calcext:value-type="float">
            <text:p>1.5822</text:p>
          </table:table-cell>
          <table:table-cell office:value-type="float" office:value="1.58492" calcext:value-type="float">
            <text:p>1.58492</text:p>
          </table:table-cell>
          <table:table-cell office:value-type="float" office:value="1.8133" calcext:value-type="float">
            <text:p>1.8133</text:p>
          </table:table-cell>
          <table:table-cell office:value-type="float" office:value="0.0710688" calcext:value-type="float">
            <text:p>0.0710688</text:p>
          </table:table-cell>
          <table:table-cell office:value-type="float" office:value="627.512532983606" calcext:value-type="float">
            <text:p>627.5125329836</text:p>
          </table:table-cell>
          <table:table-cell office:value-type="float" office:value="1.00168869520352" calcext:value-type="float">
            <text:p>1.0016886952</text:p>
          </table:table-cell>
          <table:table-cell office:value-type="float" office:value="0.00000905547651866841" calcext:value-type="float">
            <text:p>9.05547651866841E-06</text:p>
          </table:table-cell>
          <table:table-cell office:value-type="float" office:value="0.00065601323984124" calcext:value-type="float">
            <text:p>0.0006560132</text:p>
          </table:table-cell>
          <table:table-cell office:value-type="float" office:value="166.166328600406" calcext:value-type="float">
            <text:p>166.1663286004</text:p>
          </table:table-cell>
          <table:table-cell office:value-type="float" office:value="0" calcext:value-type="float">
            <text:p>0</text:p>
          </table:table-cell>
          <table:table-cell office:value-type="float" office:value="7.48675E-016" calcext:value-type="float">
            <text:p>7.48675E-16</text:p>
          </table:table-cell>
          <table:table-cell office:value-type="float" office:value="0.19968" calcext:value-type="float">
            <text:p>0.1996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0.8" calcext:value-type="float">
            <text:p>500.8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.93480220054468" calcext:value-type="float">
            <text:p>4.934802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  <table:table-cell office:value-type="float" office:value="0.186512" calcext:value-type="float">
            <text:p>0.186512</text:p>
          </table:table-cell>
          <table:table-cell office:value-type="float" office:value="-0.982453" calcext:value-type="float">
            <text:p>-0.982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40" calcext:value-type="float">
            <text:p>-40</text:p>
          </table:table-cell>
          <table:table-cell office:value-type="float" office:value="0.00537106" calcext:value-type="float">
            <text:p>0.00537106</text:p>
          </table:table-cell>
          <table:table-cell office:value-type="float" office:value="-0.00348574" calcext:value-type="float">
            <text:p>-0.00348574</text:p>
          </table:table-cell>
          <table:table-cell office:value-type="float" office:value="19.8749" calcext:value-type="float">
            <text:p>19.8749</text:p>
          </table:table-cell>
          <table:table-cell office:value-type="float" office:value="3.14355" calcext:value-type="float">
            <text:p>3.14355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2.50154" calcext:value-type="float">
            <text:p>2.50154</text:p>
          </table:table-cell>
          <table:table-cell office:value-type="float" office:value="2.49901" calcext:value-type="float">
            <text:p>2.49901</text:p>
          </table:table-cell>
          <table:table-cell office:value-type="float" office:value="397.531" calcext:value-type="float">
            <text:p>397.531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2.4752" calcext:value-type="float">
            <text:p>2.4752</text:p>
          </table:table-cell>
          <table:table-cell office:value-type="float" office:value="1.58162" calcext:value-type="float">
            <text:p>1.58162</text:p>
          </table:table-cell>
          <table:table-cell office:value-type="float" office:value="1.58082" calcext:value-type="float">
            <text:p>1.58082</text:p>
          </table:table-cell>
          <table:table-cell office:value-type="float" office:value="1.58716" calcext:value-type="float">
            <text:p>1.58716</text:p>
          </table:table-cell>
          <table:table-cell office:value-type="float" office:value="1.81528" calcext:value-type="float">
            <text:p>1.81528</text:p>
          </table:table-cell>
          <table:table-cell office:value-type="float" office:value="0.0891964" calcext:value-type="float">
            <text:p>0.0891964</text:p>
          </table:table-cell>
          <table:table-cell office:value-type="float" office:value="402.531159575489" calcext:value-type="float">
            <text:p>402.5311595755</text:p>
          </table:table-cell>
          <table:table-cell office:value-type="float" office:value="1.0040790677136" calcext:value-type="float">
            <text:p>1.0040790677</text:p>
          </table:table-cell>
          <table:table-cell office:value-type="float" office:value="0.0000177527939317907" calcext:value-type="float">
            <text:p>1.77527939317907E-05</text:p>
          </table:table-cell>
          <table:table-cell office:value-type="float" office:value="0.00252129353907701" calcext:value-type="float">
            <text:p>0.0025212935</text:p>
          </table:table-cell>
          <table:table-cell office:value-type="float" office:value="166.843177189409" calcext:value-type="float">
            <text:p>166.8431771894</text:p>
          </table:table-cell>
          <table:table-cell office:value-type="float" office:value="320.8" calcext:value-type="float">
            <text:p>320.8</text:p>
          </table:table-cell>
          <table:table-cell office:value-type="float" office:value="0.2" calcext:value-type="float">
            <text:p>0.2</text:p>
          </table:table-cell>
          <table:table-cell office:value-type="float" office:value="0.199501" calcext:value-type="float">
            <text:p>0.199501</text:p>
          </table:table-cell>
          <table:table-cell office:value-type="float" office:value="-6.78535E-016" calcext:value-type="float">
            <text:p>-6.78535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2.56" calcext:value-type="float">
            <text:p>2.56</text:p>
          </table:table-cell>
          <table:table-cell office:value-type="float" office:value="6.16850275068085" calcext:value-type="float">
            <text:p>6.1685027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  <table:table-cell office:value-type="float" office:value="0.186512" calcext:value-type="float">
            <text:p>0.186512</text:p>
          </table:table-cell>
          <table:table-cell office:value-type="float" office:value="-0.982453" calcext:value-type="float">
            <text:p>-0.982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2.5" calcext:value-type="float">
            <text:p>-22.5</text:p>
          </table:table-cell>
          <table:table-cell office:value-type="float" office:value="0.00324725" calcext:value-type="float">
            <text:p>0.00324725</text:p>
          </table:table-cell>
          <table:table-cell office:value-type="float" office:value="-0.000913193" calcext:value-type="float">
            <text:p>-0.000913193</text:p>
          </table:table-cell>
          <table:table-cell office:value-type="float" office:value="14.831" calcext:value-type="float">
            <text:p>14.831</text:p>
          </table:table-cell>
          <table:table-cell office:value-type="float" office:value="3.14132" calcext:value-type="float">
            <text:p>3.14132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2.49233" calcext:value-type="float">
            <text:p>2.49233</text:p>
          </table:table-cell>
          <table:table-cell office:value-type="float" office:value="2.48459" calcext:value-type="float">
            <text:p>2.48459</text:p>
          </table:table-cell>
          <table:table-cell office:value-type="float" office:value="222.498" calcext:value-type="float">
            <text:p>222.498</text:p>
          </table:table-cell>
          <table:table-cell office:value-type="float" office:value="13.1581" calcext:value-type="float">
            <text:p>13.1581</text:p>
          </table:table-cell>
          <table:table-cell office:value-type="float" office:value="2.4819" calcext:value-type="float">
            <text:p>2.4819</text:p>
          </table:table-cell>
          <table:table-cell office:value-type="float" office:value="1.57871" calcext:value-type="float">
            <text:p>1.57871</text:p>
          </table:table-cell>
          <table:table-cell office:value-type="float" office:value="1.57626" calcext:value-type="float">
            <text:p>1.57626</text:p>
          </table:table-cell>
          <table:table-cell office:value-type="float" office:value="1.59348" calcext:value-type="float">
            <text:p>1.59348</text:p>
          </table:table-cell>
          <table:table-cell office:value-type="float" office:value="1.81388" calcext:value-type="float">
            <text:p>1.81388</text:p>
          </table:table-cell>
          <table:table-cell office:value-type="float" office:value="0.119669" calcext:value-type="float">
            <text:p>0.119669</text:p>
          </table:table-cell>
          <table:table-cell office:value-type="float" office:value="227.475333199506" calcext:value-type="float">
            <text:p>227.4753331995</text:p>
          </table:table-cell>
          <table:table-cell office:value-type="float" office:value="1.00535576405428" calcext:value-type="float">
            <text:p>1.0053557641</text:p>
          </table:table-cell>
          <table:table-cell office:value-type="float" office:value="0.00000393496792481217" calcext:value-type="float">
            <text:p>0.000003935</text:p>
          </table:table-cell>
          <table:table-cell office:value-type="float" office:value="0.000123871780554405" calcext:value-type="float">
            <text:p>0.0001238718</text:p>
          </table:table-cell>
          <table:table-cell office:value-type="float" office:value="161.897233201581" calcext:value-type="float">
            <text:p>161.8972332016</text:p>
          </table:table-cell>
          <table:table-cell office:value-type="float" office:value="180.801" calcext:value-type="float">
            <text:p>180.801</text:p>
          </table:table-cell>
          <table:table-cell office:value-type="float" office:value="0.2" calcext:value-type="float">
            <text:p>0.2</text:p>
          </table:table-cell>
          <table:table-cell office:value-type="float" office:value="0.199114" calcext:value-type="float">
            <text:p>0.199114</text:p>
          </table:table-cell>
          <table:table-cell office:value-type="float" office:value="-4.43173E-016" calcext:value-type="float">
            <text:p>-4.43173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.44000000000001" calcext:value-type="float">
            <text:p>1.44</text:p>
          </table:table-cell>
          <table:table-cell office:value-type="float" office:value="1.44" calcext:value-type="float">
            <text:p>1.44</text:p>
          </table:table-cell>
          <table:table-cell office:value-type="float" office:value="8.22467033424113" calcext:value-type="float">
            <text:p>8.2246703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  <table:table-cell office:value-type="float" office:value="0.186512" calcext:value-type="float">
            <text:p>0.186512</text:p>
          </table:table-cell>
          <table:table-cell office:value-type="float" office:value="-0.982453" calcext:value-type="float">
            <text:p>-0.982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0.00405114" calcext:value-type="float">
            <text:p>0.00405114</text:p>
          </table:table-cell>
          <table:table-cell office:value-type="float" office:value="-0.000648796" calcext:value-type="float">
            <text:p>-0.000648796</text:p>
          </table:table-cell>
          <table:table-cell office:value-type="float" office:value="9.73613" calcext:value-type="float">
            <text:p>9.73613</text:p>
          </table:table-cell>
          <table:table-cell office:value-type="float" office:value="3.14213" calcext:value-type="float">
            <text:p>3.14213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2.47036" calcext:value-type="float">
            <text:p>2.47036</text:p>
          </table:table-cell>
          <table:table-cell office:value-type="float" office:value="2.45632" calcext:value-type="float">
            <text:p>2.45632</text:p>
          </table:table-cell>
          <table:table-cell office:value-type="float" office:value="97.3595" calcext:value-type="float">
            <text:p>97.3595</text:p>
          </table:table-cell>
          <table:table-cell office:value-type="float" office:value="13.1625" calcext:value-type="float">
            <text:p>13.1625</text:p>
          </table:table-cell>
          <table:table-cell office:value-type="float" office:value="2.50106" calcext:value-type="float">
            <text:p>2.50106</text:p>
          </table:table-cell>
          <table:table-cell office:value-type="float" office:value="1.57173" calcext:value-type="float">
            <text:p>1.57173</text:p>
          </table:table-cell>
          <table:table-cell office:value-type="float" office:value="1.56726" calcext:value-type="float">
            <text:p>1.56726</text:p>
          </table:table-cell>
          <table:table-cell office:value-type="float" office:value="1.60225" calcext:value-type="float">
            <text:p>1.60225</text:p>
          </table:table-cell>
          <table:table-cell office:value-type="float" office:value="1.8137" calcext:value-type="float">
            <text:p>1.8137</text:p>
          </table:table-cell>
          <table:table-cell office:value-type="float" office:value="0.183078" calcext:value-type="float">
            <text:p>0.183078</text:p>
          </table:table-cell>
          <table:table-cell office:value-type="float" office:value="102.286179411222" calcext:value-type="float">
            <text:p>102.2861794112</text:p>
          </table:table-cell>
          <table:table-cell office:value-type="float" office:value="1.00822789484285" calcext:value-type="float">
            <text:p>1.0082278948</text:p>
          </table:table-cell>
          <table:table-cell office:value-type="float" office:value="0.00000158370174479012" calcext:value-type="float">
            <text:p>1.58370174479012E-06</text:p>
          </table:table-cell>
          <table:table-cell office:value-type="float" office:value="0.0000200648897316101" calcext:value-type="float">
            <text:p>2.00648897316101E-05</text:p>
          </table:table-cell>
          <table:table-cell office:value-type="float" office:value="168.213552361396" calcext:value-type="float">
            <text:p>168.2135523614</text:p>
          </table:table-cell>
          <table:table-cell office:value-type="float" office:value="80.802" calcext:value-type="float">
            <text:p>80.802</text:p>
          </table:table-cell>
          <table:table-cell office:value-type="float" office:value="0.2" calcext:value-type="float">
            <text:p>0.2</text:p>
          </table:table-cell>
          <table:table-cell office:value-type="float" office:value="0.198015" calcext:value-type="float">
            <text:p>0.198015</text:p>
          </table:table-cell>
          <table:table-cell office:value-type="float" office:value="-2.25778E-016" calcext:value-type="float">
            <text:p>-2.25778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39999999999998" calcext:value-type="float">
            <text:p>0.64</text:p>
          </table:table-cell>
          <table:table-cell office:value-type="float" office:value="0.64" calcext:value-type="float">
            <text:p>0.64</text:p>
          </table:table-cell>
          <table:table-cell office:value-type="float" office:value="12.3370055013617" calcext:value-type="float">
            <text:p>12.3370055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  <table:table-cell office:value-type="float" office:value="0.186512" calcext:value-type="float">
            <text:p>0.186512</text:p>
          </table:table-cell>
          <table:table-cell office:value-type="float" office:value="-0.982453" calcext:value-type="float">
            <text:p>-0.982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211202" calcext:value-type="float">
            <text:p>-0.00211202</text:p>
          </table:table-cell>
          <table:table-cell office:value-type="float" office:value="-0.000273695" calcext:value-type="float">
            <text:p>-0.000273695</text:p>
          </table:table-cell>
          <table:table-cell office:value-type="float" office:value="4.3909" calcext:value-type="float">
            <text:p>4.3909</text:p>
          </table:table-cell>
          <table:table-cell office:value-type="float" office:value="3.14212" calcext:value-type="float">
            <text:p>3.14212</text:p>
          </table:table-cell>
          <table:table-cell office:value-type="float" office:value="1.57067" calcext:value-type="float">
            <text:p>1.57067</text:p>
          </table:table-cell>
          <table:table-cell office:value-type="float" office:value="2.35213" calcext:value-type="float">
            <text:p>2.35213</text:p>
          </table:table-cell>
          <table:table-cell office:value-type="float" office:value="2.34975" calcext:value-type="float">
            <text:p>2.34975</text:p>
          </table:table-cell>
          <table:table-cell office:value-type="float" office:value="22.1337" calcext:value-type="float">
            <text:p>22.1337</text:p>
          </table:table-cell>
          <table:table-cell office:value-type="float" office:value="13.1636" calcext:value-type="float">
            <text:p>13.1636</text:p>
          </table:table-cell>
          <table:table-cell office:value-type="float" office:value="2.65883" calcext:value-type="float">
            <text:p>2.65883</text:p>
          </table:table-cell>
          <table:table-cell office:value-type="float" office:value="1.53366" calcext:value-type="float">
            <text:p>1.53366</text:p>
          </table:table-cell>
          <table:table-cell office:value-type="float" office:value="1.53289" calcext:value-type="float">
            <text:p>1.53289</text:p>
          </table:table-cell>
          <table:table-cell office:value-type="float" office:value="1.6893" calcext:value-type="float">
            <text:p>1.6893</text:p>
          </table:table-cell>
          <table:table-cell office:value-type="float" office:value="1.81402" calcext:value-type="float">
            <text:p>1.81402</text:p>
          </table:table-cell>
          <table:table-cell office:value-type="float" office:value="0.437985" calcext:value-type="float">
            <text:p>0.437985</text:p>
          </table:table-cell>
          <table:table-cell office:value-type="float" office:value="26.8355664739536" calcext:value-type="float">
            <text:p>26.835566474</text:p>
          </table:table-cell>
          <table:table-cell office:value-type="float" office:value="1.05318277794256" calcext:value-type="float">
            <text:p>1.0531827779</text:p>
          </table:table-cell>
          <table:table-cell office:value-type="float" office:value="0.000000884515116675096" calcext:value-type="float">
            <text:p>8.84515116675096E-07</text:p>
          </table:table-cell>
          <table:table-cell office:value-type="float" office:value="0.00000625893593301407" calcext:value-type="float">
            <text:p>6.25893593301407E-06</text:p>
          </table:table-cell>
          <table:table-cell office:value-type="float" office:value="229.467787114846" calcext:value-type="float">
            <text:p>229.4677871148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2" calcext:value-type="float">
            <text:p>0.2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-5.17676E-018" calcext:value-type="float">
            <text:p>-5.17676E-1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24.6740110027234" calcext:value-type="float">
            <text:p>24.6740110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 office:value-type="float" office:value="0.5" calcext:value-type="float">
            <text:p>0.5</text:p>
          </table:table-cell>
          <table:table-cell office:value-type="float" office:value="0.961606" calcext:value-type="float">
            <text:p>0.961606</text:p>
          </table:table-cell>
          <table:table-cell office:value-type="float" office:value="0.274433" calcext:value-type="float">
            <text:p>0.27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0.00823543" calcext:value-type="float">
            <text:p>0.00823543</text:p>
          </table:table-cell>
          <table:table-cell office:value-type="float" office:value="0.00150472" calcext:value-type="float">
            <text:p>0.00150472</text:p>
          </table:table-cell>
          <table:table-cell office:value-type="float" office:value="29.9142" calcext:value-type="float">
            <text:p>29.9142</text:p>
          </table:table-cell>
          <table:table-cell office:value-type="float" office:value="3.14016" calcext:value-type="float">
            <text:p>3.14016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2.49109" calcext:value-type="float">
            <text:p>2.49109</text:p>
          </table:table-cell>
          <table:table-cell office:value-type="float" office:value="2.4983" calcext:value-type="float">
            <text:p>2.4983</text:p>
          </table:table-cell>
          <table:table-cell office:value-type="float" office:value="897.365" calcext:value-type="float">
            <text:p>897.365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2.47076" calcext:value-type="float">
            <text:p>2.47076</text:p>
          </table:table-cell>
          <table:table-cell office:value-type="float" office:value="1.5783" calcext:value-type="float">
            <text:p>1.5783</text:p>
          </table:table-cell>
          <table:table-cell office:value-type="float" office:value="1.5806" calcext:value-type="float">
            <text:p>1.5806</text:p>
          </table:table-cell>
          <table:table-cell office:value-type="float" office:value="1.583" calcext:value-type="float">
            <text:p>1.583</text:p>
          </table:table-cell>
          <table:table-cell office:value-type="float" office:value="1.81425" calcext:value-type="float">
            <text:p>1.81425</text:p>
          </table:table-cell>
          <table:table-cell office:value-type="float" office:value="0.0591186" calcext:value-type="float">
            <text:p>0.0591186</text:p>
          </table:table-cell>
          <table:table-cell office:value-type="float" office:value="902.354775534039" calcext:value-type="float">
            <text:p>902.354775534</text:p>
          </table:table-cell>
          <table:table-cell office:value-type="float" office:value="1.00038067502192" calcext:value-type="float">
            <text:p>1.000380675</text:p>
          </table:table-cell>
          <table:table-cell office:value-type="float" office:value="0.0000224678982680719" calcext:value-type="float">
            <text:p>2.24678982680719E-05</text:p>
          </table:table-cell>
          <table:table-cell office:value-type="float" office:value="0.00403845162067543" calcext:value-type="float">
            <text:p>0.0040384516</text:p>
          </table:table-cell>
          <table:table-cell office:value-type="float" office:value="170.666666666667" calcext:value-type="float">
            <text:p>170.6666666667</text:p>
          </table:table-cell>
          <table:table-cell office:value-type="float" office:value="720.8" calcext:value-type="float">
            <text:p>720.8</text:p>
          </table:table-cell>
          <table:table-cell office:value-type="float" office:value="0.199778" calcext:value-type="float">
            <text:p>0.199778</text:p>
          </table:table-cell>
          <table:table-cell office:value-type="float" office:value="0.2" calcext:value-type="float">
            <text:p>0.2</text:p>
          </table:table-cell>
          <table:table-cell office:value-type="float" office:value="9.31589E-016" calcext:value-type="float">
            <text:p>9.31589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76000000000001" calcext:value-type="float">
            <text:p>5.76</text:p>
          </table:table-cell>
          <table:table-cell office:value-type="float" office:value="5.76" calcext:value-type="float">
            <text:p>5.76</text:p>
          </table:table-cell>
          <table:table-cell office:value-type="float" office:value="4.11233516712057" calcext:value-type="float">
            <text:p>4.112335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 office:value-type="float" office:value="0.5" calcext:value-type="float">
            <text:p>0.5</text:p>
          </table:table-cell>
          <table:table-cell office:value-type="float" office:value="0.961606" calcext:value-type="float">
            <text:p>0.961606</text:p>
          </table:table-cell>
          <table:table-cell office:value-type="float" office:value="0.274433" calcext:value-type="float">
            <text:p>0.27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62.5" calcext:value-type="float">
            <text:p>-62.5</text:p>
          </table:table-cell>
          <table:table-cell office:value-type="float" office:value="0.00223543" calcext:value-type="float">
            <text:p>0.00223543</text:p>
          </table:table-cell>
          <table:table-cell office:value-type="float" office:value="-0.00344971" calcext:value-type="float">
            <text:p>-0.00344971</text:p>
          </table:table-cell>
          <table:table-cell office:value-type="float" office:value="24.9024" calcext:value-type="float">
            <text:p>24.9024</text:p>
          </table:table-cell>
          <table:table-cell office:value-type="float" office:value="3.13758" calcext:value-type="float">
            <text:p>3.13758</text:p>
          </table:table-cell>
          <table:table-cell office:value-type="float" office:value="1.57071" calcext:value-type="float">
            <text:p>1.57071</text:p>
          </table:table-cell>
          <table:table-cell office:value-type="float" office:value="2.49043" calcext:value-type="float">
            <text:p>2.49043</text:p>
          </table:table-cell>
          <table:table-cell office:value-type="float" office:value="2.49899" calcext:value-type="float">
            <text:p>2.49899</text:p>
          </table:table-cell>
          <table:table-cell office:value-type="float" office:value="622.635" calcext:value-type="float">
            <text:p>622.635</text:p>
          </table:table-cell>
          <table:table-cell office:value-type="float" office:value="13.1349" calcext:value-type="float">
            <text:p>13.1349</text:p>
          </table:table-cell>
          <table:table-cell office:value-type="float" office:value="2.47219" calcext:value-type="float">
            <text:p>2.47219</text:p>
          </table:table-cell>
          <table:table-cell office:value-type="float" office:value="1.57811" calcext:value-type="float">
            <text:p>1.57811</text:p>
          </table:table-cell>
          <table:table-cell office:value-type="float" office:value="1.58082" calcext:value-type="float">
            <text:p>1.58082</text:p>
          </table:table-cell>
          <table:table-cell office:value-type="float" office:value="1.58283" calcext:value-type="float">
            <text:p>1.58283</text:p>
          </table:table-cell>
          <table:table-cell office:value-type="float" office:value="1.81397" calcext:value-type="float">
            <text:p>1.81397</text:p>
          </table:table-cell>
          <table:table-cell office:value-type="float" office:value="0.071101" calcext:value-type="float">
            <text:p>0.071101</text:p>
          </table:table-cell>
          <table:table-cell office:value-type="float" office:value="627.624359448595" calcext:value-type="float">
            <text:p>627.6243594486</text:p>
          </table:table-cell>
          <table:table-cell office:value-type="float" office:value="1.0006302828746" calcext:value-type="float">
            <text:p>1.0006302829</text:p>
          </table:table-cell>
          <table:table-cell office:value-type="float" office:value="0.00000785203202384687" calcext:value-type="float">
            <text:p>0.000007852</text:p>
          </table:table-cell>
          <table:table-cell office:value-type="float" office:value="0.000493235255228134" calcext:value-type="float">
            <text:p>0.0004932353</text:p>
          </table:table-cell>
          <table:table-cell office:value-type="float" office:value="164.828973843058" calcext:value-type="float">
            <text:p>164.8289738431</text:p>
          </table:table-cell>
          <table:table-cell office:value-type="float" office:value="500.8" calcext:value-type="float">
            <text:p>500.8</text:p>
          </table:table-cell>
          <table:table-cell office:value-type="float" office:value="0.19968" calcext:value-type="float">
            <text:p>0.19968</text:p>
          </table:table-cell>
          <table:table-cell office:value-type="float" office:value="0.2" calcext:value-type="float">
            <text:p>0.2</text:p>
          </table:table-cell>
          <table:table-cell office:value-type="float" office:value="-6.70381E-015" calcext:value-type="float">
            <text:p>-6.70381E-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00000000000001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.93480220054468" calcext:value-type="float">
            <text:p>4.934802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 office:value-type="float" office:value="0.5" calcext:value-type="float">
            <text:p>0.5</text:p>
          </table:table-cell>
          <table:table-cell office:value-type="float" office:value="0.961606" calcext:value-type="float">
            <text:p>0.961606</text:p>
          </table:table-cell>
          <table:table-cell office:value-type="float" office:value="0.274433" calcext:value-type="float">
            <text:p>0.27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40" calcext:value-type="float">
            <text:p>-40</text:p>
          </table:table-cell>
          <table:table-cell office:value-type="float" office:value="-0.00881837" calcext:value-type="float">
            <text:p>-0.00881837</text:p>
          </table:table-cell>
          <table:table-cell office:value-type="float" office:value="0.000507208" calcext:value-type="float">
            <text:p>0.000507208</text:p>
          </table:table-cell>
          <table:table-cell office:value-type="float" office:value="19.8689" calcext:value-type="float">
            <text:p>19.8689</text:p>
          </table:table-cell>
          <table:table-cell office:value-type="float" office:value="3.14744" calcext:value-type="float">
            <text:p>3.14744</text:p>
          </table:table-cell>
          <table:table-cell office:value-type="float" office:value="1.57063" calcext:value-type="float">
            <text:p>1.57063</text:p>
          </table:table-cell>
          <table:table-cell office:value-type="float" office:value="2.4954" calcext:value-type="float">
            <text:p>2.4954</text:p>
          </table:table-cell>
          <table:table-cell office:value-type="float" office:value="2.4897" calcext:value-type="float">
            <text:p>2.4897</text:p>
          </table:table-cell>
          <table:table-cell office:value-type="float" office:value="397.28" calcext:value-type="float">
            <text:p>397.28</text:p>
          </table:table-cell>
          <table:table-cell office:value-type="float" office:value="13.1943" calcext:value-type="float">
            <text:p>13.1943</text:p>
          </table:table-cell>
          <table:table-cell office:value-type="float" office:value="2.47484" calcext:value-type="float">
            <text:p>2.47484</text:p>
          </table:table-cell>
          <table:table-cell office:value-type="float" office:value="1.57966" calcext:value-type="float">
            <text:p>1.57966</text:p>
          </table:table-cell>
          <table:table-cell office:value-type="float" office:value="1.57788" calcext:value-type="float">
            <text:p>1.57788</text:p>
          </table:table-cell>
          <table:table-cell office:value-type="float" office:value="1.58325" calcext:value-type="float">
            <text:p>1.58325</text:p>
          </table:table-cell>
          <table:table-cell office:value-type="float" office:value="1.81325" calcext:value-type="float">
            <text:p>1.81325</text:p>
          </table:table-cell>
          <table:table-cell office:value-type="float" office:value="0.0891714" calcext:value-type="float">
            <text:p>0.0891714</text:p>
          </table:table-cell>
          <table:table-cell office:value-type="float" office:value="402.265525020949" calcext:value-type="float">
            <text:p>402.2655250209</text:p>
          </table:table-cell>
          <table:table-cell office:value-type="float" office:value="1.0015279356899" calcext:value-type="float">
            <text:p>1.0015279357</text:p>
          </table:table-cell>
          <table:table-cell office:value-type="float" office:value="0.0000050866077361388" calcext:value-type="float">
            <text:p>5.0866077361388E-06</text:p>
          </table:table-cell>
          <table:table-cell office:value-type="float" office:value="0.000206988626090776" calcext:value-type="float">
            <text:p>0.0002069886</text:p>
          </table:table-cell>
          <table:table-cell office:value-type="float" office:value="164.828973843058" calcext:value-type="float">
            <text:p>164.8289738431</text:p>
          </table:table-cell>
          <table:table-cell office:value-type="float" office:value="-3.8317E-015" calcext:value-type="float">
            <text:p>-3.8317E-15</text:p>
          </table:table-cell>
          <table:table-cell office:value-type="float" office:value="0" calcext:value-type="float">
            <text:p>0</text:p>
          </table:table-cell>
          <table:table-cell office:value-type="float" office:value="0.199501" calcext:value-type="float">
            <text:p>0.1995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0.8" calcext:value-type="float">
            <text:p>320.8</text:p>
          </table:table-cell>
          <table:table-cell office:value-type="float" office:value="2.56" calcext:value-type="float">
            <text:p>2.56</text:p>
          </table:table-cell>
          <table:table-cell office:value-type="float" office:value="2.56" calcext:value-type="float">
            <text:p>2.56</text:p>
          </table:table-cell>
          <table:table-cell office:value-type="float" office:value="6.16850275068085" calcext:value-type="float">
            <text:p>6.1685027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 office:value-type="float" office:value="0.5" calcext:value-type="float">
            <text:p>0.5</text:p>
          </table:table-cell>
          <table:table-cell office:value-type="float" office:value="0.961606" calcext:value-type="float">
            <text:p>0.961606</text:p>
          </table:table-cell>
          <table:table-cell office:value-type="float" office:value="0.274433" calcext:value-type="float">
            <text:p>0.27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2.5" calcext:value-type="float">
            <text:p>-22.5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-0.00425007" calcext:value-type="float">
            <text:p>-0.00425007</text:p>
          </table:table-cell>
          <table:table-cell office:value-type="float" office:value="14.8337" calcext:value-type="float">
            <text:p>14.8337</text:p>
          </table:table-cell>
          <table:table-cell office:value-type="float" office:value="3.14032" calcext:value-type="float">
            <text:p>3.14032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2.49173" calcext:value-type="float">
            <text:p>2.49173</text:p>
          </table:table-cell>
          <table:table-cell office:value-type="float" office:value="2.4926" calcext:value-type="float">
            <text:p>2.4926</text:p>
          </table:table-cell>
          <table:table-cell office:value-type="float" office:value="222.566" calcext:value-type="float">
            <text:p>222.566</text:p>
          </table:table-cell>
          <table:table-cell office:value-type="float" office:value="13.146" calcext:value-type="float">
            <text:p>13.146</text:p>
          </table:table-cell>
          <table:table-cell office:value-type="float" office:value="2.48187" calcext:value-type="float">
            <text:p>2.48187</text:p>
          </table:table-cell>
          <table:table-cell office:value-type="float" office:value="1.57852" calcext:value-type="float">
            <text:p>1.57852</text:p>
          </table:table-cell>
          <table:table-cell office:value-type="float" office:value="1.57879" calcext:value-type="float">
            <text:p>1.57879</text:p>
          </table:table-cell>
          <table:table-cell office:value-type="float" office:value="1.59025" calcext:value-type="float">
            <text:p>1.59025</text:p>
          </table:table-cell>
          <table:table-cell office:value-type="float" office:value="1.8123" calcext:value-type="float">
            <text:p>1.8123</text:p>
          </table:table-cell>
          <table:table-cell office:value-type="float" office:value="0.119669" calcext:value-type="float">
            <text:p>0.119669</text:p>
          </table:table-cell>
          <table:table-cell office:value-type="float" office:value="227.550695731424" calcext:value-type="float">
            <text:p>227.5506957314</text:p>
          </table:table-cell>
          <table:table-cell office:value-type="float" office:value="1.00484738460848" calcext:value-type="float">
            <text:p>1.0048473846</text:p>
          </table:table-cell>
          <table:table-cell office:value-type="float" office:value="0.0000148465455852628" calcext:value-type="float">
            <text:p>1.48465455852628E-05</text:p>
          </table:table-cell>
          <table:table-cell office:value-type="float" office:value="0.00176335932652229" calcext:value-type="float">
            <text:p>0.0017633593</text:p>
          </table:table-cell>
          <table:table-cell office:value-type="float" office:value="166.166328600406" calcext:value-type="float">
            <text:p>166.1663286004</text:p>
          </table:table-cell>
          <table:table-cell office:value-type="float" office:value="180.801" calcext:value-type="float">
            <text:p>180.801</text:p>
          </table:table-cell>
          <table:table-cell office:value-type="float" office:value="0.199114" calcext:value-type="float">
            <text:p>0.199114</text:p>
          </table:table-cell>
          <table:table-cell office:value-type="float" office:value="0.2" calcext:value-type="float">
            <text:p>0.2</text:p>
          </table:table-cell>
          <table:table-cell office:value-type="float" office:value="1.3615E-016" calcext:value-type="float">
            <text:p>1.3615E-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.44000000000002" calcext:value-type="float">
            <text:p>1.44</text:p>
          </table:table-cell>
          <table:table-cell office:value-type="float" office:value="1.44" calcext:value-type="float">
            <text:p>1.44</text:p>
          </table:table-cell>
          <table:table-cell office:value-type="float" office:value="8.22467033424113" calcext:value-type="float">
            <text:p>8.2246703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 office:value-type="float" office:value="0.5" calcext:value-type="float">
            <text:p>0.5</text:p>
          </table:table-cell>
          <table:table-cell office:value-type="float" office:value="0.961606" calcext:value-type="float">
            <text:p>0.961606</text:p>
          </table:table-cell>
          <table:table-cell office:value-type="float" office:value="0.274433" calcext:value-type="float">
            <text:p>0.27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0.00344907" calcext:value-type="float">
            <text:p>-0.00344907</text:p>
          </table:table-cell>
          <table:table-cell office:value-type="float" office:value="0.00717883" calcext:value-type="float">
            <text:p>0.00717883</text:p>
          </table:table-cell>
          <table:table-cell office:value-type="float" office:value="9.73472" calcext:value-type="float">
            <text:p>9.73472</text:p>
          </table:table-cell>
          <table:table-cell office:value-type="float" office:value="3.13891" calcext:value-type="float">
            <text:p>3.13891</text:p>
          </table:table-cell>
          <table:table-cell office:value-type="float" office:value="1.57036" calcext:value-type="float">
            <text:p>1.57036</text:p>
          </table:table-cell>
          <table:table-cell office:value-type="float" office:value="2.46626" calcext:value-type="float">
            <text:p>2.46626</text:p>
          </table:table-cell>
          <table:table-cell office:value-type="float" office:value="2.46563" calcext:value-type="float">
            <text:p>2.46563</text:p>
          </table:table-cell>
          <table:table-cell office:value-type="float" office:value="97.3319" calcext:value-type="float">
            <text:p>97.3319</text:p>
          </table:table-cell>
          <table:table-cell office:value-type="float" office:value="13.1458" calcext:value-type="float">
            <text:p>13.1458</text:p>
          </table:table-cell>
          <table:table-cell office:value-type="float" office:value="2.49955" calcext:value-type="float">
            <text:p>2.49955</text:p>
          </table:table-cell>
          <table:table-cell office:value-type="float" office:value="1.57043" calcext:value-type="float">
            <text:p>1.57043</text:p>
          </table:table-cell>
          <table:table-cell office:value-type="float" office:value="1.57022" calcext:value-type="float">
            <text:p>1.57022</text:p>
          </table:table-cell>
          <table:table-cell office:value-type="float" office:value="1.60221" calcext:value-type="float">
            <text:p>1.60221</text:p>
          </table:table-cell>
          <table:table-cell office:value-type="float" office:value="1.81468" calcext:value-type="float">
            <text:p>1.81468</text:p>
          </table:table-cell>
          <table:table-cell office:value-type="float" office:value="0.183118" calcext:value-type="float">
            <text:p>0.183118</text:p>
          </table:table-cell>
          <table:table-cell office:value-type="float" office:value="102.26376283199" calcext:value-type="float">
            <text:p>102.263762832</text:p>
          </table:table-cell>
          <table:table-cell office:value-type="float" office:value="1.00883808704912" calcext:value-type="float">
            <text:p>1.008838087</text:p>
          </table:table-cell>
          <table:table-cell office:value-type="float" office:value="0.000000261765716512287" calcext:value-type="float">
            <text:p>2.61765716512287E-07</text:p>
          </table:table-cell>
          <table:table-cell office:value-type="float" office:value="0.000000548170322729527" calcext:value-type="float">
            <text:p>5.48170322729527E-07</text:p>
          </table:table-cell>
          <table:table-cell office:value-type="float" office:value="174.297872340426" calcext:value-type="float">
            <text:p>174.2978723404</text:p>
          </table:table-cell>
          <table:table-cell office:value-type="float" office:value="-4.51601E-015" calcext:value-type="float">
            <text:p>-4.51601E-15</text:p>
          </table:table-cell>
          <table:table-cell office:value-type="float" office:value="0" calcext:value-type="float">
            <text:p>0</text:p>
          </table:table-cell>
          <table:table-cell office:value-type="float" office:value="0.198015" calcext:value-type="float">
            <text:p>0.19801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.802" calcext:value-type="float">
            <text:p>80.802</text:p>
          </table:table-cell>
          <table:table-cell office:value-type="float" office:value="0.639999999999999" calcext:value-type="float">
            <text:p>0.64</text:p>
          </table:table-cell>
          <table:table-cell office:value-type="float" office:value="0.64" calcext:value-type="float">
            <text:p>0.64</text:p>
          </table:table-cell>
          <table:table-cell office:value-type="float" office:value="12.3370055013617" calcext:value-type="float">
            <text:p>12.3370055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 office:value-type="float" office:value="0.5" calcext:value-type="float">
            <text:p>0.5</text:p>
          </table:table-cell>
          <table:table-cell office:value-type="float" office:value="0.961606" calcext:value-type="float">
            <text:p>0.961606</text:p>
          </table:table-cell>
          <table:table-cell office:value-type="float" office:value="0.274433" calcext:value-type="float">
            <text:p>0.27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56939" calcext:value-type="float">
            <text:p>0.00056939</text:p>
          </table:table-cell>
          <table:table-cell office:value-type="float" office:value="0.00622863" calcext:value-type="float">
            <text:p>0.00622863</text:p>
          </table:table-cell>
          <table:table-cell office:value-type="float" office:value="4.39493" calcext:value-type="float">
            <text:p>4.39493</text:p>
          </table:table-cell>
          <table:table-cell office:value-type="float" office:value="3.14461" calcext:value-type="float">
            <text:p>3.14461</text:p>
          </table:table-cell>
          <table:table-cell office:value-type="float" office:value="1.57059" calcext:value-type="float">
            <text:p>1.57059</text:p>
          </table:table-cell>
          <table:table-cell office:value-type="float" office:value="2.35159" calcext:value-type="float">
            <text:p>2.35159</text:p>
          </table:table-cell>
          <table:table-cell office:value-type="float" office:value="2.35427" calcext:value-type="float">
            <text:p>2.35427</text:p>
          </table:table-cell>
          <table:table-cell office:value-type="float" office:value="22.1745" calcext:value-type="float">
            <text:p>22.1745</text:p>
          </table:table-cell>
          <table:table-cell office:value-type="float" office:value="13.1749" calcext:value-type="float">
            <text:p>13.1749</text:p>
          </table:table-cell>
          <table:table-cell office:value-type="float" office:value="2.65822" calcext:value-type="float">
            <text:p>2.65822</text:p>
          </table:table-cell>
          <table:table-cell office:value-type="float" office:value="1.53349" calcext:value-type="float">
            <text:p>1.53349</text:p>
          </table:table-cell>
          <table:table-cell office:value-type="float" office:value="1.53435" calcext:value-type="float">
            <text:p>1.53435</text:p>
          </table:table-cell>
          <table:table-cell office:value-type="float" office:value="1.69089" calcext:value-type="float">
            <text:p>1.69089</text:p>
          </table:table-cell>
          <table:table-cell office:value-type="float" office:value="1.81281" calcext:value-type="float">
            <text:p>1.81281</text:p>
          </table:table-cell>
          <table:table-cell office:value-type="float" office:value="0.437577" calcext:value-type="float">
            <text:p>0.437577</text:p>
          </table:table-cell>
          <table:table-cell office:value-type="float" office:value="26.8803868730548" calcext:value-type="float">
            <text:p>26.8803868731</text:p>
          </table:table-cell>
          <table:table-cell office:value-type="float" office:value="1.05369240733547" calcext:value-type="float">
            <text:p>1.0536924073</text:p>
          </table:table-cell>
          <table:table-cell office:value-type="float" office:value="0.000000665327384167629" calcext:value-type="float">
            <text:p>6.65327384167629E-07</text:p>
          </table:table-cell>
          <table:table-cell office:value-type="float" office:value="0.00000354128422498672" calcext:value-type="float">
            <text:p>3.54128422498672E-06</text:p>
          </table:table-cell>
          <table:table-cell office:value-type="float" office:value="225.054945054945" calcext:value-type="float">
            <text:p>225.0549450549</text:p>
          </table:table-cell>
          <table:table-cell office:value-type="float" office:value="-6.24915E-016" calcext:value-type="float">
            <text:p>-6.24915E-16</text:p>
          </table:table-cell>
          <table:table-cell office:value-type="float" office:value="0" calcext:value-type="float">
            <text:p>0</text:p>
          </table:table-cell>
          <table:table-cell office:value-type="float" office:value="0.192236" calcext:value-type="float">
            <text:p>0.19223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24.6740110027234" calcext:value-type="float">
            <text:p>24.6740110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47" calcext:value-type="float">
            <text:p>0.747</text:p>
          </table:table-cell>
          <table:table-cell office:value-type="float" office:value="0.5" calcext:value-type="float">
            <text:p>0.5</text:p>
          </table:table-cell>
          <table:table-cell office:value-type="float" office:value="0.73373" calcext:value-type="float">
            <text:p>0.73373</text:p>
          </table:table-cell>
          <table:table-cell office:value-type="float" office:value="0.679441" calcext:value-type="float">
            <text:p>0.67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-0.000756755" calcext:value-type="float">
            <text:p>-0.000756755</text:p>
          </table:table-cell>
          <table:table-cell office:value-type="float" office:value="-0.0000830238" calcext:value-type="float">
            <text:p>-8.30238E-05</text:p>
          </table:table-cell>
          <table:table-cell office:value-type="float" office:value="29.912" calcext:value-type="float">
            <text:p>29.912</text:p>
          </table:table-cell>
          <table:table-cell office:value-type="float" office:value="3.13985" calcext:value-type="float">
            <text:p>3.13985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2.50065" calcext:value-type="float">
            <text:p>2.50065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897.243" calcext:value-type="float">
            <text:p>897.243</text:p>
          </table:table-cell>
          <table:table-cell office:value-type="float" office:value="13.1467" calcext:value-type="float">
            <text:p>13.1467</text:p>
          </table:table-cell>
          <table:table-cell office:value-type="float" office:value="2.47095" calcext:value-type="float">
            <text:p>2.47095</text:p>
          </table:table-cell>
          <table:table-cell office:value-type="float" office:value="1.58135" calcext:value-type="float">
            <text:p>1.58135</text:p>
          </table:table-cell>
          <table:table-cell office:value-type="float" office:value="1.58129" calcext:value-type="float">
            <text:p>1.58129</text:p>
          </table:table-cell>
          <table:table-cell office:value-type="float" office:value="1.58666" calcext:value-type="float">
            <text:p>1.58666</text:p>
          </table:table-cell>
          <table:table-cell office:value-type="float" office:value="1.81329" calcext:value-type="float">
            <text:p>1.81329</text:p>
          </table:table-cell>
          <table:table-cell office:value-type="float" office:value="0.0591814" calcext:value-type="float">
            <text:p>0.0591814</text:p>
          </table:table-cell>
          <table:table-cell office:value-type="float" office:value="902.243754147319" calcext:value-type="float">
            <text:p>902.2437541473</text:p>
          </table:table-cell>
          <table:table-cell office:value-type="float" office:value="1.00277745401223" calcext:value-type="float">
            <text:p>1.002777454</text:p>
          </table:table-cell>
          <table:table-cell office:value-type="float" office:value="0.0000247889878640583" calcext:value-type="float">
            <text:p>0.000024789</text:p>
          </table:table-cell>
          <table:table-cell office:value-type="float" office:value="0.00491595135459545" calcext:value-type="float">
            <text:p>0.0049159514</text:p>
          </table:table-cell>
          <table:table-cell office:value-type="float" office:value="164.168336673347" calcext:value-type="float">
            <text:p>164.1683366733</text:p>
          </table:table-cell>
          <table:table-cell office:value-type="float" office:value="0" calcext:value-type="float">
            <text:p>0</text:p>
          </table:table-cell>
          <table:table-cell office:value-type="float" office:value="7.82679E-015" calcext:value-type="float">
            <text:p>7.82679E-15</text:p>
          </table:table-cell>
          <table:table-cell office:value-type="float" office:value="0.199778" calcext:value-type="float">
            <text:p>0.19977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720.8" calcext:value-type="float">
            <text:p>720.8</text:p>
          </table:table-cell>
          <table:table-cell office:value-type="float" office:value="5.76" calcext:value-type="float">
            <text:p>5.76</text:p>
          </table:table-cell>
          <table:table-cell office:value-type="float" office:value="5.76" calcext:value-type="float">
            <text:p>5.76</text:p>
          </table:table-cell>
          <table:table-cell office:value-type="float" office:value="4.11233516712057" calcext:value-type="float">
            <text:p>4.112335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47" calcext:value-type="float">
            <text:p>0.747</text:p>
          </table:table-cell>
          <table:table-cell office:value-type="float" office:value="0.5" calcext:value-type="float">
            <text:p>0.5</text:p>
          </table:table-cell>
          <table:table-cell office:value-type="float" office:value="0.73373" calcext:value-type="float">
            <text:p>0.73373</text:p>
          </table:table-cell>
          <table:table-cell office:value-type="float" office:value="0.679441" calcext:value-type="float">
            <text:p>0.67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62.5" calcext:value-type="float">
            <text:p>-62.5</text:p>
          </table:table-cell>
          <table:table-cell office:value-type="float" office:value="-0.0050479" calcext:value-type="float">
            <text:p>-0.0050479</text:p>
          </table:table-cell>
          <table:table-cell office:value-type="float" office:value="-0.00534825" calcext:value-type="float">
            <text:p>-0.00534825</text:p>
          </table:table-cell>
          <table:table-cell office:value-type="float" office:value="24.9016" calcext:value-type="float">
            <text:p>24.9016</text:p>
          </table:table-cell>
          <table:table-cell office:value-type="float" office:value="3.14411" calcext:value-type="float">
            <text:p>3.14411</text:p>
          </table:table-cell>
          <table:table-cell office:value-type="float" office:value="1.57076" calcext:value-type="float">
            <text:p>1.57076</text:p>
          </table:table-cell>
          <table:table-cell office:value-type="float" office:value="2.49542" calcext:value-type="float">
            <text:p>2.49542</text:p>
          </table:table-cell>
          <table:table-cell office:value-type="float" office:value="2.49195" calcext:value-type="float">
            <text:p>2.49195</text:p>
          </table:table-cell>
          <table:table-cell office:value-type="float" office:value="622.596" calcext:value-type="float">
            <text:p>622.596</text:p>
          </table:table-cell>
          <table:table-cell office:value-type="float" office:value="13.1677" calcext:value-type="float">
            <text:p>13.1677</text:p>
          </table:table-cell>
          <table:table-cell office:value-type="float" office:value="2.47235" calcext:value-type="float">
            <text:p>2.47235</text:p>
          </table:table-cell>
          <table:table-cell office:value-type="float" office:value="1.57968" calcext:value-type="float">
            <text:p>1.57968</text:p>
          </table:table-cell>
          <table:table-cell office:value-type="float" office:value="1.57858" calcext:value-type="float">
            <text:p>1.57858</text:p>
          </table:table-cell>
          <table:table-cell office:value-type="float" office:value="1.58337" calcext:value-type="float">
            <text:p>1.58337</text:p>
          </table:table-cell>
          <table:table-cell office:value-type="float" office:value="1.81171" calcext:value-type="float">
            <text:p>1.81171</text:p>
          </table:table-cell>
          <table:table-cell office:value-type="float" office:value="0.0711224" calcext:value-type="float">
            <text:p>0.0711224</text:p>
          </table:table-cell>
          <table:table-cell office:value-type="float" office:value="627.582946518777" calcext:value-type="float">
            <text:p>627.5829465188</text:p>
          </table:table-cell>
          <table:table-cell office:value-type="float" office:value="1.00113915376068" calcext:value-type="float">
            <text:p>1.0011391538</text:p>
          </table:table-cell>
          <table:table-cell office:value-type="float" office:value="0.0000287355346592128" calcext:value-type="float">
            <text:p>2.87355346592128E-05</text:p>
          </table:table-cell>
          <table:table-cell office:value-type="float" office:value="0.00660584761720658" calcext:value-type="float">
            <text:p>0.0066058476</text:p>
          </table:table-cell>
          <table:table-cell office:value-type="float" office:value="157.842003853565" calcext:value-type="float">
            <text:p>157.8420038536</text:p>
          </table:table-cell>
          <table:table-cell office:value-type="float" office:value="-0.0000000000000209572" calcext:value-type="float">
            <text:p>-2.09572E-14</text:p>
          </table:table-cell>
          <table:table-cell office:value-type="float" office:value="0" calcext:value-type="float">
            <text:p>0</text:p>
          </table:table-cell>
          <table:table-cell office:value-type="float" office:value="0.19968" calcext:value-type="float">
            <text:p>0.1996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0.8" calcext:value-type="float">
            <text:p>500.8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.93480220054468" calcext:value-type="float">
            <text:p>4.934802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47" calcext:value-type="float">
            <text:p>0.747</text:p>
          </table:table-cell>
          <table:table-cell office:value-type="float" office:value="0.5" calcext:value-type="float">
            <text:p>0.5</text:p>
          </table:table-cell>
          <table:table-cell office:value-type="float" office:value="0.73373" calcext:value-type="float">
            <text:p>0.73373</text:p>
          </table:table-cell>
          <table:table-cell office:value-type="float" office:value="0.679441" calcext:value-type="float">
            <text:p>0.67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40" calcext:value-type="float">
            <text:p>-40</text:p>
          </table:table-cell>
          <table:table-cell office:value-type="float" office:value="-0.00164214" calcext:value-type="float">
            <text:p>-0.00164214</text:p>
          </table:table-cell>
          <table:table-cell office:value-type="float" office:value="0.00239569" calcext:value-type="float">
            <text:p>0.00239569</text:p>
          </table:table-cell>
          <table:table-cell office:value-type="float" office:value="19.8749" calcext:value-type="float">
            <text:p>19.8749</text:p>
          </table:table-cell>
          <table:table-cell office:value-type="float" office:value="3.14186" calcext:value-type="float">
            <text:p>3.14186</text:p>
          </table:table-cell>
          <table:table-cell office:value-type="float" office:value="1.57111" calcext:value-type="float">
            <text:p>1.57111</text:p>
          </table:table-cell>
          <table:table-cell office:value-type="float" office:value="2.48417" calcext:value-type="float">
            <text:p>2.48417</text:p>
          </table:table-cell>
          <table:table-cell office:value-type="float" office:value="2.49428" calcext:value-type="float">
            <text:p>2.49428</text:p>
          </table:table-cell>
          <table:table-cell office:value-type="float" office:value="397.522" calcext:value-type="float">
            <text:p>397.522</text:p>
          </table:table-cell>
          <table:table-cell office:value-type="float" office:value="13.1603" calcext:value-type="float">
            <text:p>13.1603</text:p>
          </table:table-cell>
          <table:table-cell office:value-type="float" office:value="2.47631" calcext:value-type="float">
            <text:p>2.47631</text:p>
          </table:table-cell>
          <table:table-cell office:value-type="float" office:value="1.57612" calcext:value-type="float">
            <text:p>1.57612</text:p>
          </table:table-cell>
          <table:table-cell office:value-type="float" office:value="1.57933" calcext:value-type="float">
            <text:p>1.57933</text:p>
          </table:table-cell>
          <table:table-cell office:value-type="float" office:value="1.58503" calcext:value-type="float">
            <text:p>1.58503</text:p>
          </table:table-cell>
          <table:table-cell office:value-type="float" office:value="1.81358" calcext:value-type="float">
            <text:p>1.81358</text:p>
          </table:table-cell>
          <table:table-cell office:value-type="float" office:value="0.0890382" calcext:value-type="float">
            <text:p>0.0890382</text:p>
          </table:table-cell>
          <table:table-cell office:value-type="float" office:value="402.50042913546" calcext:value-type="float">
            <text:p>402.5004291355</text:p>
          </table:table-cell>
          <table:table-cell office:value-type="float" office:value="1.00110337455876" calcext:value-type="float">
            <text:p>1.0011033746</text:p>
          </table:table-cell>
          <table:table-cell office:value-type="float" office:value="0.0000119396870431623" calcext:value-type="float">
            <text:p>1.19396870431623E-05</text:p>
          </table:table-cell>
          <table:table-cell office:value-type="float" office:value="0.00114044901350926" calcext:value-type="float">
            <text:p>0.001140449</text:p>
          </table:table-cell>
          <table:table-cell office:value-type="float" office:value="173.559322033898" calcext:value-type="float">
            <text:p>173.5593220339</text:p>
          </table:table-cell>
          <table:table-cell office:value-type="float" office:value="-0.0000000000000440919" calcext:value-type="float">
            <text:p>-4.40919E-14</text:p>
          </table:table-cell>
          <table:table-cell office:value-type="float" office:value="0" calcext:value-type="float">
            <text:p>0</text:p>
          </table:table-cell>
          <table:table-cell office:value-type="float" office:value="0.199501" calcext:value-type="float">
            <text:p>0.1995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0.8" calcext:value-type="float">
            <text:p>320.8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6.16850275068085" calcext:value-type="float">
            <text:p>6.1685027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47" calcext:value-type="float">
            <text:p>0.747</text:p>
          </table:table-cell>
          <table:table-cell office:value-type="float" office:value="0.5" calcext:value-type="float">
            <text:p>0.5</text:p>
          </table:table-cell>
          <table:table-cell office:value-type="float" office:value="0.73373" calcext:value-type="float">
            <text:p>0.73373</text:p>
          </table:table-cell>
          <table:table-cell office:value-type="float" office:value="0.679441" calcext:value-type="float">
            <text:p>0.67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2.5" calcext:value-type="float">
            <text:p>-22.5</text:p>
          </table:table-cell>
          <table:table-cell office:value-type="float" office:value="-0.00422589" calcext:value-type="float">
            <text:p>-0.00422589</text:p>
          </table:table-cell>
          <table:table-cell office:value-type="float" office:value="0.000719855" calcext:value-type="float">
            <text:p>0.000719855</text:p>
          </table:table-cell>
          <table:table-cell office:value-type="float" office:value="14.828" calcext:value-type="float">
            <text:p>14.828</text:p>
          </table:table-cell>
          <table:table-cell office:value-type="float" office:value="3.14154" calcext:value-type="float">
            <text:p>3.14154</text:p>
          </table:table-cell>
          <table:table-cell office:value-type="float" office:value="1.57105" calcext:value-type="float">
            <text:p>1.57105</text:p>
          </table:table-cell>
          <table:table-cell office:value-type="float" office:value="2.48262" calcext:value-type="float">
            <text:p>2.48262</text:p>
          </table:table-cell>
          <table:table-cell office:value-type="float" office:value="2.47887" calcext:value-type="float">
            <text:p>2.47887</text:p>
          </table:table-cell>
          <table:table-cell office:value-type="float" office:value="222.396" calcext:value-type="float">
            <text:p>222.396</text:p>
          </table:table-cell>
          <table:table-cell office:value-type="float" office:value="13.1606" calcext:value-type="float">
            <text:p>13.1606</text:p>
          </table:table-cell>
          <table:table-cell office:value-type="float" office:value="2.48251" calcext:value-type="float">
            <text:p>2.48251</text:p>
          </table:table-cell>
          <table:table-cell office:value-type="float" office:value="1.57563" calcext:value-type="float">
            <text:p>1.57563</text:p>
          </table:table-cell>
          <table:table-cell office:value-type="float" office:value="1.57444" calcext:value-type="float">
            <text:p>1.57444</text:p>
          </table:table-cell>
          <table:table-cell office:value-type="float" office:value="1.58894" calcext:value-type="float">
            <text:p>1.58894</text:p>
          </table:table-cell>
          <table:table-cell office:value-type="float" office:value="1.8142" calcext:value-type="float">
            <text:p>1.8142</text:p>
          </table:table-cell>
          <table:table-cell office:value-type="float" office:value="0.119563" calcext:value-type="float">
            <text:p>0.119563</text:p>
          </table:table-cell>
          <table:table-cell office:value-type="float" office:value="227.357128714909" calcext:value-type="float">
            <text:p>227.3571287149</text:p>
          </table:table-cell>
          <table:table-cell office:value-type="float" office:value="1.00225325118613" calcext:value-type="float">
            <text:p>1.0022532512</text:p>
          </table:table-cell>
          <table:table-cell office:value-type="float" office:value="0.00000449466734484361" calcext:value-type="float">
            <text:p>4.49466734484361E-06</text:p>
          </table:table-cell>
          <table:table-cell office:value-type="float" office:value="0.000161616276326428" calcext:value-type="float">
            <text:p>0.0001616163</text:p>
          </table:table-cell>
          <table:table-cell office:value-type="float" office:value="161.577909270217" calcext:value-type="float">
            <text:p>161.5779092702</text:p>
          </table:table-cell>
          <table:table-cell office:value-type="float" office:value="-7.6929E-015" calcext:value-type="float">
            <text:p>-7.6929E-15</text:p>
          </table:table-cell>
          <table:table-cell office:value-type="float" office:value="0" calcext:value-type="float">
            <text:p>0</text:p>
          </table:table-cell>
          <table:table-cell office:value-type="float" office:value="0.199114" calcext:value-type="float">
            <text:p>0.19911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0.801" calcext:value-type="float">
            <text:p>180.801</text:p>
          </table:table-cell>
          <table:table-cell office:value-type="float" office:value="1.44" calcext:value-type="float">
            <text:p>1.44</text:p>
          </table:table-cell>
          <table:table-cell office:value-type="float" office:value="1.44" calcext:value-type="float">
            <text:p>1.44</text:p>
          </table:table-cell>
          <table:table-cell office:value-type="float" office:value="8.22467033424113" calcext:value-type="float">
            <text:p>8.2246703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47" calcext:value-type="float">
            <text:p>0.747</text:p>
          </table:table-cell>
          <table:table-cell office:value-type="float" office:value="0.5" calcext:value-type="float">
            <text:p>0.5</text:p>
          </table:table-cell>
          <table:table-cell office:value-type="float" office:value="0.73373" calcext:value-type="float">
            <text:p>0.73373</text:p>
          </table:table-cell>
          <table:table-cell office:value-type="float" office:value="0.679441" calcext:value-type="float">
            <text:p>0.67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0.00272788" calcext:value-type="float">
            <text:p>0.00272788</text:p>
          </table:table-cell>
          <table:table-cell office:value-type="float" office:value="0.00050438" calcext:value-type="float">
            <text:p>0.00050438</text:p>
          </table:table-cell>
          <table:table-cell office:value-type="float" office:value="9.7425" calcext:value-type="float">
            <text:p>9.7425</text:p>
          </table:table-cell>
          <table:table-cell office:value-type="float" office:value="3.14108" calcext:value-type="float">
            <text:p>3.14108</text:p>
          </table:table-cell>
          <table:table-cell office:value-type="float" office:value="1.57085" calcext:value-type="float">
            <text:p>1.57085</text:p>
          </table:table-cell>
          <table:table-cell office:value-type="float" office:value="2.47223" calcext:value-type="float">
            <text:p>2.47223</text:p>
          </table:table-cell>
          <table:table-cell office:value-type="float" office:value="2.47418" calcext:value-type="float">
            <text:p>2.47418</text:p>
          </table:table-cell>
          <table:table-cell office:value-type="float" office:value="97.4886" calcext:value-type="float">
            <text:p>97.4886</text:p>
          </table:table-cell>
          <table:table-cell office:value-type="float" office:value="13.1571" calcext:value-type="float">
            <text:p>13.1571</text:p>
          </table:table-cell>
          <table:table-cell office:value-type="float" office:value="2.50121" calcext:value-type="float">
            <text:p>2.50121</text:p>
          </table:table-cell>
          <table:table-cell office:value-type="float" office:value="1.57233" calcext:value-type="float">
            <text:p>1.57233</text:p>
          </table:table-cell>
          <table:table-cell office:value-type="float" office:value="1.57295" calcext:value-type="float">
            <text:p>1.57295</text:p>
          </table:table-cell>
          <table:table-cell office:value-type="float" office:value="1.60385" calcext:value-type="float">
            <text:p>1.60385</text:p>
          </table:table-cell>
          <table:table-cell office:value-type="float" office:value="1.81403" calcext:value-type="float">
            <text:p>1.81403</text:p>
          </table:table-cell>
          <table:table-cell office:value-type="float" office:value="0.18344" calcext:value-type="float">
            <text:p>0.18344</text:p>
          </table:table-cell>
          <table:table-cell office:value-type="float" office:value="102.434979393811" calcext:value-type="float">
            <text:p>102.4349793938</text:p>
          </table:table-cell>
          <table:table-cell office:value-type="float" office:value="1.01051985779211" calcext:value-type="float">
            <text:p>1.0105198578</text:p>
          </table:table-cell>
          <table:table-cell office:value-type="float" office:value="0.00000409056819982569" calcext:value-type="float">
            <text:p>4.09056819982569E-06</text:p>
          </table:table-cell>
          <table:table-cell office:value-type="float" office:value="0.000133861985579401" calcext:value-type="float">
            <text:p>0.000133862</text:p>
          </table:table-cell>
          <table:table-cell office:value-type="float" office:value="153.121495327103" calcext:value-type="float">
            <text:p>153.12149532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64471" calcext:value-type="float">
            <text:p>1.64471E-14</text:p>
          </table:table-cell>
          <table:table-cell office:value-type="float" office:value="0.198015" calcext:value-type="float">
            <text:p>0.19801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.802" calcext:value-type="float">
            <text:p>80.802</text:p>
          </table:table-cell>
          <table:table-cell office:value-type="float" office:value="0.639999999999999" calcext:value-type="float">
            <text:p>0.64</text:p>
          </table:table-cell>
          <table:table-cell office:value-type="float" office:value="0.64" calcext:value-type="float">
            <text:p>0.64</text:p>
          </table:table-cell>
          <table:table-cell office:value-type="float" office:value="12.3370055013617" calcext:value-type="float">
            <text:p>12.3370055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47" calcext:value-type="float">
            <text:p>0.747</text:p>
          </table:table-cell>
          <table:table-cell office:value-type="float" office:value="0.5" calcext:value-type="float">
            <text:p>0.5</text:p>
          </table:table-cell>
          <table:table-cell office:value-type="float" office:value="0.73373" calcext:value-type="float">
            <text:p>0.73373</text:p>
          </table:table-cell>
          <table:table-cell office:value-type="float" office:value="0.679441" calcext:value-type="float">
            <text:p>0.679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553835" calcext:value-type="float">
            <text:p>0.00553835</text:p>
          </table:table-cell>
          <table:table-cell office:value-type="float" office:value="0.00430255" calcext:value-type="float">
            <text:p>0.00430255</text:p>
          </table:table-cell>
          <table:table-cell office:value-type="float" office:value="4.39757" calcext:value-type="float">
            <text:p>4.39757</text:p>
          </table:table-cell>
          <table:table-cell office:value-type="float" office:value="3.14462" calcext:value-type="float">
            <text:p>3.14462</text:p>
          </table:table-cell>
          <table:table-cell office:value-type="float" office:value="1.57112" calcext:value-type="float">
            <text:p>1.57112</text:p>
          </table:table-cell>
          <table:table-cell office:value-type="float" office:value="2.35234" calcext:value-type="float">
            <text:p>2.35234</text:p>
          </table:table-cell>
          <table:table-cell office:value-type="float" office:value="2.34098" calcext:value-type="float">
            <text:p>2.34098</text:p>
          </table:table-cell>
          <table:table-cell office:value-type="float" office:value="22.1895" calcext:value-type="float">
            <text:p>22.1895</text:p>
          </table:table-cell>
          <table:table-cell office:value-type="float" office:value="13.1765" calcext:value-type="float">
            <text:p>13.1765</text:p>
          </table:table-cell>
          <table:table-cell office:value-type="float" office:value="2.65928" calcext:value-type="float">
            <text:p>2.65928</text:p>
          </table:table-cell>
          <table:table-cell office:value-type="float" office:value="1.53372" calcext:value-type="float">
            <text:p>1.53372</text:p>
          </table:table-cell>
          <table:table-cell office:value-type="float" office:value="1.53002" calcext:value-type="float">
            <text:p>1.53002</text:p>
          </table:table-cell>
          <table:table-cell office:value-type="float" office:value="1.68845" calcext:value-type="float">
            <text:p>1.68845</text:p>
          </table:table-cell>
          <table:table-cell office:value-type="float" office:value="1.81324" calcext:value-type="float">
            <text:p>1.81324</text:p>
          </table:table-cell>
          <table:table-cell office:value-type="float" office:value="0.436881" calcext:value-type="float">
            <text:p>0.436881</text:p>
          </table:table-cell>
          <table:table-cell office:value-type="float" office:value="26.8828334808351" calcext:value-type="float">
            <text:p>26.8828334808</text:p>
          </table:table-cell>
          <table:table-cell office:value-type="float" office:value="1.05115885127287" calcext:value-type="float">
            <text:p>1.0511588513</text:p>
          </table:table-cell>
          <table:table-cell office:value-type="float" office:value="0.00000220432547149506" calcext:value-type="float">
            <text:p>2.20432547149506E-06</text:p>
          </table:table-cell>
          <table:table-cell office:value-type="float" office:value="0.0000388724062742555" calcext:value-type="float">
            <text:p>3.88724062742555E-05</text:p>
          </table:table-cell>
          <table:table-cell office:value-type="float" office:value="221.405405405405" calcext:value-type="float">
            <text:p>221.4054054054</text:p>
          </table:table-cell>
          <table:table-cell office:value-type="float" office:value="0" calcext:value-type="float">
            <text:p>0</text:p>
          </table:table-cell>
          <table:table-cell office:value-type="float" office:value="4.68264E-015" calcext:value-type="float">
            <text:p>4.68264E-15</text:p>
          </table:table-cell>
          <table:table-cell office:value-type="float" office:value="0.192236" calcext:value-type="float">
            <text:p>0.19223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24.6740110027234" calcext:value-type="float">
            <text:p>24.6740110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office:value-type="float" office:value="0.5" calcext:value-type="float">
            <text:p>0.5</text:p>
          </table:table-cell>
          <table:table-cell office:value-type="float" office:value="0.900882" calcext:value-type="float">
            <text:p>0.900882</text:p>
          </table:table-cell>
          <table:table-cell office:value-type="float" office:value="0.434065" calcext:value-type="float">
            <text:p>0.434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90" calcext:value-type="float">
            <text:p>-90</text:p>
          </table:table-cell>
          <table:table-cell office:value-type="float" office:value="0.00000970408" calcext:value-type="float">
            <text:p>9.70408E-06</text:p>
          </table:table-cell>
          <table:table-cell office:value-type="float" office:value="0.00195794" calcext:value-type="float">
            <text:p>0.00195794</text:p>
          </table:table-cell>
          <table:table-cell office:value-type="float" office:value="29.9127" calcext:value-type="float">
            <text:p>29.9127</text:p>
          </table:table-cell>
          <table:table-cell office:value-type="float" office:value="3.1442" calcext:value-type="float">
            <text:p>3.1442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2.50057" calcext:value-type="float">
            <text:p>2.50057</text:p>
          </table:table-cell>
          <table:table-cell office:value-type="float" office:value="2.50025" calcext:value-type="float">
            <text:p>2.50025</text:p>
          </table:table-cell>
          <table:table-cell office:value-type="float" office:value="897.274" calcext:value-type="float">
            <text:p>897.274</text:p>
          </table:table-cell>
          <table:table-cell office:value-type="float" office:value="13.1809" calcext:value-type="float">
            <text:p>13.1809</text:p>
          </table:table-cell>
          <table:table-cell office:value-type="float" office:value="2.47105" calcext:value-type="float">
            <text:p>2.47105</text:p>
          </table:table-cell>
          <table:table-cell office:value-type="float" office:value="1.58132" calcext:value-type="float">
            <text:p>1.58132</text:p>
          </table:table-cell>
          <table:table-cell office:value-type="float" office:value="1.58122" calcext:value-type="float">
            <text:p>1.58122</text:p>
          </table:table-cell>
          <table:table-cell office:value-type="float" office:value="1.58215" calcext:value-type="float">
            <text:p>1.58215</text:p>
          </table:table-cell>
          <table:table-cell office:value-type="float" office:value="1.8152" calcext:value-type="float">
            <text:p>1.8152</text:p>
          </table:table-cell>
          <table:table-cell office:value-type="float" office:value="0.0592225" calcext:value-type="float">
            <text:p>0.0592225</text:p>
          </table:table-cell>
          <table:table-cell office:value-type="float" office:value="902.274486351439" calcext:value-type="float">
            <text:p>902.2744863514</text:p>
          </table:table-cell>
          <table:table-cell office:value-type="float" office:value="1.00128679883215" calcext:value-type="float">
            <text:p>1.0012867988</text:p>
          </table:table-cell>
          <table:table-cell office:value-type="float" office:value="0.0000296862276153114" calcext:value-type="float">
            <text:p>2.96862276153114E-05</text:p>
          </table:table-cell>
          <table:table-cell office:value-type="float" office:value="0.00705017688022463" calcext:value-type="float">
            <text:p>0.0070501769</text:p>
          </table:table-cell>
          <table:table-cell office:value-type="float" office:value="152.267657992565" calcext:value-type="float">
            <text:p>152.2676579926</text:p>
          </table:table-cell>
          <table:table-cell office:value-type="float" office:value="0" calcext:value-type="float">
            <text:p>0</text:p>
          </table:table-cell>
          <table:table-cell office:value-type="float" office:value="1.94281E-015" calcext:value-type="float">
            <text:p>1.94281E-15</text:p>
          </table:table-cell>
          <table:table-cell office:value-type="float" office:value="0.199778" calcext:value-type="float">
            <text:p>0.19977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720.8" calcext:value-type="float">
            <text:p>720.8</text:p>
          </table:table-cell>
          <table:table-cell office:value-type="float" office:value="5.75999999999999" calcext:value-type="float">
            <text:p>5.76</text:p>
          </table:table-cell>
          <table:table-cell office:value-type="float" office:value="5.76" calcext:value-type="float">
            <text:p>5.76</text:p>
          </table:table-cell>
          <table:table-cell office:value-type="float" office:value="4.11233516712057" calcext:value-type="float">
            <text:p>4.1123351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office:value-type="float" office:value="0.5" calcext:value-type="float">
            <text:p>0.5</text:p>
          </table:table-cell>
          <table:table-cell office:value-type="float" office:value="0.900882" calcext:value-type="float">
            <text:p>0.900882</text:p>
          </table:table-cell>
          <table:table-cell office:value-type="float" office:value="0.434065" calcext:value-type="float">
            <text:p>0.434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62.5" calcext:value-type="float">
            <text:p>-62.5</text:p>
          </table:table-cell>
          <table:table-cell office:value-type="float" office:value="0.00268257" calcext:value-type="float">
            <text:p>0.00268257</text:p>
          </table:table-cell>
          <table:table-cell office:value-type="float" office:value="-0.000492166" calcext:value-type="float">
            <text:p>-0.000492166</text:p>
          </table:table-cell>
          <table:table-cell office:value-type="float" office:value="24.8969" calcext:value-type="float">
            <text:p>24.8969</text:p>
          </table:table-cell>
          <table:table-cell office:value-type="float" office:value="3.14119" calcext:value-type="float">
            <text:p>3.14119</text:p>
          </table:table-cell>
          <table:table-cell office:value-type="float" office:value="1.57086" calcext:value-type="float">
            <text:p>1.57086</text:p>
          </table:table-cell>
          <table:table-cell office:value-type="float" office:value="2.49343" calcext:value-type="float">
            <text:p>2.49343</text:p>
          </table:table-cell>
          <table:table-cell office:value-type="float" office:value="2.50041" calcext:value-type="float">
            <text:p>2.50041</text:p>
          </table:table-cell>
          <table:table-cell office:value-type="float" office:value="622.367" calcext:value-type="float">
            <text:p>622.367</text:p>
          </table:table-cell>
          <table:table-cell office:value-type="float" office:value="13.1538" calcext:value-type="float">
            <text:p>13.1538</text:p>
          </table:table-cell>
          <table:table-cell office:value-type="float" office:value="2.47266" calcext:value-type="float">
            <text:p>2.47266</text:p>
          </table:table-cell>
          <table:table-cell office:value-type="float" office:value="1.57906" calcext:value-type="float">
            <text:p>1.57906</text:p>
          </table:table-cell>
          <table:table-cell office:value-type="float" office:value="1.58127" calcext:value-type="float">
            <text:p>1.58127</text:p>
          </table:table-cell>
          <table:table-cell office:value-type="float" office:value="1.58393" calcext:value-type="float">
            <text:p>1.58393</text:p>
          </table:table-cell>
          <table:table-cell office:value-type="float" office:value="1.81293" calcext:value-type="float">
            <text:p>1.81293</text:p>
          </table:table-cell>
          <table:table-cell office:value-type="float" office:value="0.0710924" calcext:value-type="float">
            <text:p>0.0710924</text:p>
          </table:table-cell>
          <table:table-cell office:value-type="float" office:value="627.360491037416" calcext:value-type="float">
            <text:p>627.3604910374</text:p>
          </table:table-cell>
          <table:table-cell office:value-type="float" office:value="1.00164284183762" calcext:value-type="float">
            <text:p>1.0016428418</text:p>
          </table:table-cell>
          <table:table-cell office:value-type="float" office:value="0.0000121259470793773" calcext:value-type="float">
            <text:p>1.21259470793773E-05</text:p>
          </table:table-cell>
          <table:table-cell office:value-type="float" office:value="0.00117630874057487" calcext:value-type="float">
            <text:p>0.0011763087</text:p>
          </table:table-cell>
          <table:table-cell office:value-type="float" office:value="161.577909270217" calcext:value-type="float">
            <text:p>161.5779092702</text:p>
          </table:table-cell>
          <table:table-cell office:value-type="float" office:value="500.8" calcext:value-type="float">
            <text:p>500.8</text:p>
          </table:table-cell>
          <table:table-cell office:value-type="float" office:value="0.19968" calcext:value-type="float">
            <text:p>0.19968</text:p>
          </table:table-cell>
          <table:table-cell office:value-type="float" office:value="0.2" calcext:value-type="float">
            <text:p>0.2</text:p>
          </table:table-cell>
          <table:table-cell office:value-type="float" office:value="2.34329E-017" calcext:value-type="float">
            <text:p>2.34329E-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00000000000003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.93480220054468" calcext:value-type="float">
            <text:p>4.934802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office:value-type="float" office:value="0.5" calcext:value-type="float">
            <text:p>0.5</text:p>
          </table:table-cell>
          <table:table-cell office:value-type="float" office:value="0.900882" calcext:value-type="float">
            <text:p>0.900882</text:p>
          </table:table-cell>
          <table:table-cell office:value-type="float" office:value="0.434065" calcext:value-type="float">
            <text:p>0.434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40" calcext:value-type="float">
            <text:p>-40</text:p>
          </table:table-cell>
          <table:table-cell office:value-type="float" office:value="0.00335449" calcext:value-type="float">
            <text:p>0.00335449</text:p>
          </table:table-cell>
          <table:table-cell office:value-type="float" office:value="-0.00607789" calcext:value-type="float">
            <text:p>-0.00607789</text:p>
          </table:table-cell>
          <table:table-cell office:value-type="float" office:value="19.8738" calcext:value-type="float">
            <text:p>19.8738</text:p>
          </table:table-cell>
          <table:table-cell office:value-type="float" office:value="3.14297" calcext:value-type="float">
            <text:p>3.14297</text:p>
          </table:table-cell>
          <table:table-cell office:value-type="float" office:value="1.57091" calcext:value-type="float">
            <text:p>1.57091</text:p>
          </table:table-cell>
          <table:table-cell office:value-type="float" office:value="2.48927" calcext:value-type="float">
            <text:p>2.48927</text:p>
          </table:table-cell>
          <table:table-cell office:value-type="float" office:value="2.49693" calcext:value-type="float">
            <text:p>2.49693</text:p>
          </table:table-cell>
          <table:table-cell office:value-type="float" office:value="397.47" calcext:value-type="float">
            <text:p>397.47</text:p>
          </table:table-cell>
          <table:table-cell office:value-type="float" office:value="13.1722" calcext:value-type="float">
            <text:p>13.1722</text:p>
          </table:table-cell>
          <table:table-cell office:value-type="float" office:value="2.47571" calcext:value-type="float">
            <text:p>2.47571</text:p>
          </table:table-cell>
          <table:table-cell office:value-type="float" office:value="1.57774" calcext:value-type="float">
            <text:p>1.57774</text:p>
          </table:table-cell>
          <table:table-cell office:value-type="float" office:value="1.58016" calcext:value-type="float">
            <text:p>1.58016</text:p>
          </table:table-cell>
          <table:table-cell office:value-type="float" office:value="1.58234" calcext:value-type="float">
            <text:p>1.58234</text:p>
          </table:table-cell>
          <table:table-cell office:value-type="float" office:value="1.81493" calcext:value-type="float">
            <text:p>1.81493</text:p>
          </table:table-cell>
          <table:table-cell office:value-type="float" office:value="0.0890935" calcext:value-type="float">
            <text:p>0.0890935</text:p>
          </table:table-cell>
          <table:table-cell office:value-type="float" office:value="402.456552206064" calcext:value-type="float">
            <text:p>402.4565522061</text:p>
          </table:table-cell>
          <table:table-cell office:value-type="float" office:value="1.00095740347062" calcext:value-type="float">
            <text:p>1.0009574035</text:p>
          </table:table-cell>
          <table:table-cell office:value-type="float" office:value="0.0000142418583421749" calcext:value-type="float">
            <text:p>1.42418583421749E-05</text:p>
          </table:table-cell>
          <table:table-cell office:value-type="float" office:value="0.00162264423230863" calcext:value-type="float">
            <text:p>0.0016226442</text:p>
          </table:table-cell>
          <table:table-cell office:value-type="float" office:value="159.377431906615" calcext:value-type="float">
            <text:p>159.3774319066</text:p>
          </table:table-cell>
          <table:table-cell office:value-type="float" office:value="-0.0000000000000482158" calcext:value-type="float">
            <text:p>-4.82158E-14</text:p>
          </table:table-cell>
          <table:table-cell office:value-type="float" office:value="0" calcext:value-type="float">
            <text:p>0</text:p>
          </table:table-cell>
          <table:table-cell office:value-type="float" office:value="0.199501" calcext:value-type="float">
            <text:p>0.1995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20.8" calcext:value-type="float">
            <text:p>320.8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2.56" calcext:value-type="float">
            <text:p>2.56</text:p>
          </table:table-cell>
          <table:table-cell office:value-type="float" office:value="6.16850275068085" calcext:value-type="float">
            <text:p>6.1685027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office:value-type="float" office:value="0.5" calcext:value-type="float">
            <text:p>0.5</text:p>
          </table:table-cell>
          <table:table-cell office:value-type="float" office:value="0.900882" calcext:value-type="float">
            <text:p>0.900882</text:p>
          </table:table-cell>
          <table:table-cell office:value-type="float" office:value="0.434065" calcext:value-type="float">
            <text:p>0.434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2.5" calcext:value-type="float">
            <text:p>-22.5</text:p>
          </table:table-cell>
          <table:table-cell office:value-type="float" office:value="0.00801824" calcext:value-type="float">
            <text:p>0.00801824</text:p>
          </table:table-cell>
          <table:table-cell office:value-type="float" office:value="0.00143628" calcext:value-type="float">
            <text:p>0.00143628</text:p>
          </table:table-cell>
          <table:table-cell office:value-type="float" office:value="14.8341" calcext:value-type="float">
            <text:p>14.8341</text:p>
          </table:table-cell>
          <table:table-cell office:value-type="float" office:value="3.14181" calcext:value-type="float">
            <text:p>3.14181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2.47938" calcext:value-type="float">
            <text:p>2.47938</text:p>
          </table:table-cell>
          <table:table-cell office:value-type="float" office:value="2.48392" calcext:value-type="float">
            <text:p>2.48392</text:p>
          </table:table-cell>
          <table:table-cell office:value-type="float" office:value="222.571" calcext:value-type="float">
            <text:p>222.571</text:p>
          </table:table-cell>
          <table:table-cell office:value-type="float" office:value="13.1648" calcext:value-type="float">
            <text:p>13.1648</text:p>
          </table:table-cell>
          <table:table-cell office:value-type="float" office:value="2.48166" calcext:value-type="float">
            <text:p>2.48166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1.57604" calcext:value-type="float">
            <text:p>1.57604</text:p>
          </table:table-cell>
          <table:table-cell office:value-type="float" office:value="1.58744" calcext:value-type="float">
            <text:p>1.58744</text:p>
          </table:table-cell>
          <table:table-cell office:value-type="float" office:value="1.81489" calcext:value-type="float">
            <text:p>1.81489</text:p>
          </table:table-cell>
          <table:table-cell office:value-type="float" office:value="0.119421" calcext:value-type="float">
            <text:p>0.119421</text:p>
          </table:table-cell>
          <table:table-cell office:value-type="float" office:value="227.533878796921" calcext:value-type="float">
            <text:p>227.5338787969</text:p>
          </table:table-cell>
          <table:table-cell office:value-type="float" office:value="1.00161234819415" calcext:value-type="float">
            <text:p>1.0016123482</text:p>
          </table:table-cell>
          <table:table-cell office:value-type="float" office:value="0.0000103557391496376" calcext:value-type="float">
            <text:p>1.03557391496376E-05</text:p>
          </table:table-cell>
          <table:table-cell office:value-type="float" office:value="0.000857930666682691" calcext:value-type="float">
            <text:p>0.0008579307</text:p>
          </table:table-cell>
          <table:table-cell office:value-type="float" office:value="147.073608617594" calcext:value-type="float">
            <text:p>147.07360861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69933" calcext:value-type="float">
            <text:p>1.69933E-14</text:p>
          </table:table-cell>
          <table:table-cell office:value-type="float" office:value="0.199114" calcext:value-type="float">
            <text:p>0.19911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0.801" calcext:value-type="float">
            <text:p>180.801</text:p>
          </table:table-cell>
          <table:table-cell office:value-type="float" office:value="1.44" calcext:value-type="float">
            <text:p>1.44</text:p>
          </table:table-cell>
          <table:table-cell office:value-type="float" office:value="1.44" calcext:value-type="float">
            <text:p>1.44</text:p>
          </table:table-cell>
          <table:table-cell office:value-type="float" office:value="8.22467033424113" calcext:value-type="float">
            <text:p>8.2246703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office:value-type="float" office:value="0.5" calcext:value-type="float">
            <text:p>0.5</text:p>
          </table:table-cell>
          <table:table-cell office:value-type="float" office:value="0.900882" calcext:value-type="float">
            <text:p>0.900882</text:p>
          </table:table-cell>
          <table:table-cell office:value-type="float" office:value="0.434065" calcext:value-type="float">
            <text:p>0.434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0.00147037" calcext:value-type="float">
            <text:p>-0.00147037</text:p>
          </table:table-cell>
          <table:table-cell office:value-type="float" office:value="-0.00677292" calcext:value-type="float">
            <text:p>-0.00677292</text:p>
          </table:table-cell>
          <table:table-cell office:value-type="float" office:value="9.74082" calcext:value-type="float">
            <text:p>9.74082</text:p>
          </table:table-cell>
          <table:table-cell office:value-type="float" office:value="3.13953" calcext:value-type="float">
            <text:p>3.13953</text:p>
          </table:table-cell>
          <table:table-cell office:value-type="float" office:value="1.57098" calcext:value-type="float">
            <text:p>1.57098</text:p>
          </table:table-cell>
          <table:table-cell office:value-type="float" office:value="2.46543" calcext:value-type="float">
            <text:p>2.46543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97.4588" calcext:value-type="float">
            <text:p>97.4588</text:p>
          </table:table-cell>
          <table:table-cell office:value-type="float" office:value="13.1431" calcext:value-type="float">
            <text:p>13.1431</text:p>
          </table:table-cell>
          <table:table-cell office:value-type="float" office:value="2.50155" calcext:value-type="float">
            <text:p>2.50155</text:p>
          </table:table-cell>
          <table:table-cell office:value-type="float" office:value="1.57017" calcext:value-type="float">
            <text:p>1.57017</text:p>
          </table:table-cell>
          <table:table-cell office:value-type="float" office:value="1.5716" calcext:value-type="float">
            <text:p>1.5716</text:p>
          </table:table-cell>
          <table:table-cell office:value-type="float" office:value="1.60475" calcext:value-type="float">
            <text:p>1.60475</text:p>
          </table:table-cell>
          <table:table-cell office:value-type="float" office:value="1.81285" calcext:value-type="float">
            <text:p>1.81285</text:p>
          </table:table-cell>
          <table:table-cell office:value-type="float" office:value="0.18325" calcext:value-type="float">
            <text:p>0.18325</text:p>
          </table:table-cell>
          <table:table-cell office:value-type="float" office:value="102.39414482912" calcext:value-type="float">
            <text:p>102.3941448291</text:p>
          </table:table-cell>
          <table:table-cell office:value-type="float" office:value="1.0096276154899" calcext:value-type="float">
            <text:p>1.0096276155</text:p>
          </table:table-cell>
          <table:table-cell office:value-type="float" office:value="0.000006542790991383" calcext:value-type="float">
            <text:p>6.542790991383E-06</text:p>
          </table:table-cell>
          <table:table-cell office:value-type="float" office:value="0.000342464911655381" calcext:value-type="float">
            <text:p>0.0003424649</text:p>
          </table:table-cell>
          <table:table-cell office:value-type="float" office:value="163.512974051896" calcext:value-type="float">
            <text:p>163.5129740519</text:p>
          </table:table-cell>
          <table:table-cell office:value-type="float" office:value="0" calcext:value-type="float">
            <text:p>0</text:p>
          </table:table-cell>
          <table:table-cell office:value-type="float" office:value="4.97336E-016" calcext:value-type="float">
            <text:p>4.97336E-16</text:p>
          </table:table-cell>
          <table:table-cell office:value-type="float" office:value="0.198015" calcext:value-type="float">
            <text:p>0.19801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.802" calcext:value-type="float">
            <text:p>80.802</text:p>
          </table:table-cell>
          <table:table-cell office:value-type="float" office:value="0.64" calcext:value-type="float">
            <text:p>0.64</text:p>
          </table:table-cell>
          <table:table-cell office:value-type="float" office:value="0.64" calcext:value-type="float">
            <text:p>0.64</text:p>
          </table:table-cell>
          <table:table-cell office:value-type="float" office:value="12.3370055013617" calcext:value-type="float">
            <text:p>12.3370055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office:value-type="float" office:value="0.5" calcext:value-type="float">
            <text:p>0.5</text:p>
          </table:table-cell>
          <table:table-cell office:value-type="float" office:value="0.900882" calcext:value-type="float">
            <text:p>0.900882</text:p>
          </table:table-cell>
          <table:table-cell office:value-type="float" office:value="0.434065" calcext:value-type="float">
            <text:p>0.434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215914" calcext:value-type="float">
            <text:p>-0.00215914</text:p>
          </table:table-cell>
          <table:table-cell office:value-type="float" office:value="-0.00179235" calcext:value-type="float">
            <text:p>-0.00179235</text:p>
          </table:table-cell>
          <table:table-cell office:value-type="float" office:value="4.39612" calcext:value-type="float">
            <text:p>4.39612</text:p>
          </table:table-cell>
          <table:table-cell office:value-type="float" office:value="3.14236" calcext:value-type="float">
            <text:p>3.14236</text:p>
          </table:table-cell>
          <table:table-cell office:value-type="float" office:value="1.57101" calcext:value-type="float">
            <text:p>1.57101</text:p>
          </table:table-cell>
          <table:table-cell office:value-type="float" office:value="2.34742" calcext:value-type="float">
            <text:p>2.34742</text:p>
          </table:table-cell>
          <table:table-cell office:value-type="float" office:value="2.35148" calcext:value-type="float">
            <text:p>2.35148</text:p>
          </table:table-cell>
          <table:table-cell office:value-type="float" office:value="22.1887" calcext:value-type="float">
            <text:p>22.1887</text:p>
          </table:table-cell>
          <table:table-cell office:value-type="float" office:value="13.1666" calcext:value-type="float">
            <text:p>13.1666</text:p>
          </table:table-cell>
          <table:table-cell office:value-type="float" office:value="2.65901" calcext:value-type="float">
            <text:p>2.65901</text:p>
          </table:table-cell>
          <table:table-cell office:value-type="float" office:value="1.53213" calcext:value-type="float">
            <text:p>1.53213</text:p>
          </table:table-cell>
          <table:table-cell office:value-type="float" office:value="1.53345" calcext:value-type="float">
            <text:p>1.53345</text:p>
          </table:table-cell>
          <table:table-cell office:value-type="float" office:value="1.692" calcext:value-type="float">
            <text:p>1.692</text:p>
          </table:table-cell>
          <table:table-cell office:value-type="float" office:value="1.81443" calcext:value-type="float">
            <text:p>1.81443</text:p>
          </table:table-cell>
          <table:table-cell office:value-type="float" office:value="0.436971" calcext:value-type="float">
            <text:p>0.436971</text:p>
          </table:table-cell>
          <table:table-cell office:value-type="float" office:value="26.8876430353026" calcext:value-type="float">
            <text:p>26.8876430353</text:p>
          </table:table-cell>
          <table:table-cell office:value-type="float" office:value="1.05309717910465" calcext:value-type="float">
            <text:p>1.0530971791</text:p>
          </table:table-cell>
          <table:table-cell office:value-type="float" office:value="0.00000114282802482925" calcext:value-type="float">
            <text:p>1.14282802482925E-06</text:p>
          </table:table-cell>
          <table:table-cell office:value-type="float" office:value="0.0000104484471546811" calcext:value-type="float">
            <text:p>1.04484471546811E-05</text:p>
          </table:table-cell>
          <table:table-cell office:value-type="float" office:value="222.608695652174" calcext:value-type="float">
            <text:p>222.6086956522</text:p>
          </table:table-cell>
          <table:table-cell office:value-type="float" office:value="-3.42182E-016" calcext:value-type="float">
            <text:p>-3.42182E-16</text:p>
          </table:table-cell>
          <table:table-cell office:value-type="float" office:value="0" calcext:value-type="float">
            <text:p>0</text:p>
          </table:table-cell>
          <table:table-cell office:value-type="float" office:value="0.192236" calcext:value-type="float">
            <text:p>0.19223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.8078" calcext:value-type="float">
            <text:p>20.8078</text:p>
          </table:table-cell>
          <table:table-cell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24.6740110027234" calcext:value-type="float">
            <text:p>24.674011002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90" meta:object-count="0"/>
    <meta:generator>LibreOffice/5.1.6.2$Linux_X86_64 LibreOffice_project/10m0$Build-2</meta:generator>
  </office:meta>
</office:document-meta>
</file>